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5]^(LOG([.C22];10)/LOG([.C15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9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1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2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0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1]^(1/[.$C$53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7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3]-5" office:value-type="float" office:value="-100">
            <text:p>-100</text:p>
          </table:table-cell>
          <table:table-cell table:formula="oooc:=(100-[.A72])/100" office:value-type="float" office:value="2">
            <text:p>2</text:p>
          </table:table-cell>
          <table:table-cell table:formula="oooc:=1/[.B72]" office:value-type="float" office:value="0.5">
            <text:p>0.5</text:p>
          </table:table-cell>
          <table:table-cell/>
          <table:table-cell table:formula="oooc:=LOG([.C72];10)/LOG([.B$68];10)" office:value-type="float" office:value="-1.07866684054024">
            <text:p>-1.08</text:p>
          </table:table-cell>
          <table:table-cell table:formula="oooc:=[.B$67]^[.E72]" office:value-type="float" office:value="0.78410719705694">
            <text:p>0.78</text:p>
          </table:table-cell>
          <table:table-cell table:formula="oooc:=([.F72]-1)*100" office:value-type="float" office:value="-21.589280294306">
            <text:p>-21.59</text:p>
          </table:table-cell>
        </table:table-row>
        <table:table-row table:style-name="ro1">
          <table:table-cell table:formula="oooc:=[.A74]-5" office:value-type="float" office:value="-95">
            <text:p>-95</text:p>
          </table:table-cell>
          <table:table-cell table:formula="oooc:=(100-[.A73])/100" office:value-type="float" office:value="1.95">
            <text:p>1.95</text:p>
          </table:table-cell>
          <table:table-cell table:formula="oooc:=1/[.B73]" office:value-type="float" office:value="0.512820512820513">
            <text:p>0.51</text:p>
          </table:table-cell>
          <table:table-cell/>
          <table:table-cell table:formula="oooc:=LOG([.C73];10)/LOG([.B$68];10)" office:value-type="float" office:value="-1.03926758925026">
            <text:p>-1.04</text:p>
          </table:table-cell>
          <table:table-cell table:formula="oooc:=[.B$67]^[.E73]" office:value-type="float" office:value="0.791103798328787">
            <text:p>0.79</text:p>
          </table:table-cell>
          <table:table-cell table:formula="oooc:=([.F73]-1)*100" office:value-type="float" office:value="-20.8896201671213">
            <text:p>-20.89</text:p>
          </table:table-cell>
        </table:table-row>
        <table:table-row table:style-name="ro1">
          <table:table-cell table:formula="oooc:=[.A75]-5" office:value-type="float" office:value="-90">
            <text:p>-90</text:p>
          </table:table-cell>
          <table:table-cell table:formula="oooc:=(100-[.A74])/100" office:value-type="float" office:value="1.9">
            <text:p>1.9</text:p>
          </table:table-cell>
          <table:table-cell table:formula="oooc:=1/[.B74]" office:value-type="float" office:value="0.526315789473684">
            <text:p>0.53</text:p>
          </table:table-cell>
          <table:table-cell/>
          <table:table-cell table:formula="oooc:=LOG([.C74];10)/LOG([.B$68];10)" office:value-type="float" office:value="-0.998844867156136">
            <text:p>-1</text:p>
          </table:table-cell>
          <table:table-cell table:formula="oooc:=[.B$67]^[.E74]" office:value-type="float" office:value="0.798347039173927">
            <text:p>0.8</text:p>
          </table:table-cell>
          <table:table-cell table:formula="oooc:=([.F74]-1)*100" office:value-type="float" office:value="-20.1652960826073">
            <text:p>-20.17</text:p>
          </table:table-cell>
        </table:table-row>
        <table:table-row table:style-name="ro1">
          <table:table-cell table:formula="oooc:=[.A76]-5" office:value-type="float" office:value="-85">
            <text:p>-85</text:p>
          </table:table-cell>
          <table:table-cell table:formula="oooc:=(100-[.A75])/100" office:value-type="float" office:value="1.85">
            <text:p>1.85</text:p>
          </table:table-cell>
          <table:table-cell table:formula="oooc:=1/[.B75]" office:value-type="float" office:value="0.54054054054054">
            <text:p>0.54</text:p>
          </table:table-cell>
          <table:table-cell/>
          <table:table-cell table:formula="oooc:=LOG([.C75];10)/LOG([.B$68];10)" office:value-type="float" office:value="-0.957344079690445">
            <text:p>-0.96</text:p>
          </table:table-cell>
          <table:table-cell table:formula="oooc:=[.B$67]^[.E75]" office:value-type="float" office:value="0.805852456078458">
            <text:p>0.81</text:p>
          </table:table-cell>
          <table:table-cell table:formula="oooc:=([.F75]-1)*100" office:value-type="float" office:value="-19.4147543921542">
            <text:p>-19.41</text:p>
          </table:table-cell>
        </table:table-row>
        <table:table-row table:style-name="ro1">
          <table:table-cell table:formula="oooc:=[.A77]-5" office:value-type="float" office:value="-80">
            <text:p>-80</text:p>
          </table:table-cell>
          <table:table-cell table:formula="oooc:=(100-[.A76])/100" office:value-type="float" office:value="1.8">
            <text:p>1.8</text:p>
          </table:table-cell>
          <table:table-cell table:formula="oooc:=1/[.B76]" office:value-type="float" office:value="0.555555555555556">
            <text:p>0.56</text:p>
          </table:table-cell>
          <table:table-cell/>
          <table:table-cell table:formula="oooc:=LOG([.C76];10)/LOG([.B$68];10)" office:value-type="float" office:value="-0.914706143981521">
            <text:p>-0.91</text:p>
          </table:table-cell>
          <table:table-cell table:formula="oooc:=[.B$67]^[.E76]" office:value-type="float" office:value="0.813637018986734">
            <text:p>0.81</text:p>
          </table:table-cell>
          <table:table-cell table:formula="oooc:=([.F76]-1)*100" office:value-type="float" office:value="-18.6362981013266">
            <text:p>-18.64</text:p>
          </table:table-cell>
        </table:table-row>
        <table:table-row table:style-name="ro1">
          <table:table-cell table:formula="oooc:=[.A78]-5" office:value-type="float" office:value="-75">
            <text:p>-75</text:p>
          </table:table-cell>
          <table:table-cell table:formula="oooc:=(100-[.A77])/100" office:value-type="float" office:value="1.75">
            <text:p>1.75</text:p>
          </table:table-cell>
          <table:table-cell table:formula="oooc:=1/[.B77]" office:value-type="float" office:value="0.571428571428571">
            <text:p>0.57</text:p>
          </table:table-cell>
          <table:table-cell/>
          <table:table-cell table:formula="oooc:=LOG([.C77];10)/LOG([.B$68];10)" office:value-type="float" office:value="-0.870866982970484">
            <text:p>-0.87</text:p>
          </table:table-cell>
          <table:table-cell table:formula="oooc:=[.B$67]^[.E77]" office:value-type="float" office:value="0.821719307897073">
            <text:p>0.82</text:p>
          </table:table-cell>
          <table:table-cell table:formula="oooc:=([.F77]-1)*100" office:value-type="float" office:value="-17.8280692102927">
            <text:p>-17.83</text:p>
          </table:table-cell>
        </table:table-row>
        <table:table-row table:style-name="ro1">
          <table:table-cell table:formula="oooc:=[.A79]-5" office:value-type="float" office:value="-70">
            <text:p>-70</text:p>
          </table:table-cell>
          <table:table-cell table:formula="oooc:=(100-[.A78])/100" office:value-type="float" office:value="1.7">
            <text:p>1.7</text:p>
          </table:table-cell>
          <table:table-cell table:formula="oooc:=1/[.B78]" office:value-type="float" office:value="0.588235294117647">
            <text:p>0.59</text:p>
          </table:table-cell>
          <table:table-cell/>
          <table:table-cell table:formula="oooc:=LOG([.C78];10)/LOG([.B$68];10)" office:value-type="float" office:value="-0.825756946183123">
            <text:p>-0.83</text:p>
          </table:table-cell>
          <table:table-cell table:formula="oooc:=[.B$67]^[.E78]" office:value-type="float" office:value="0.830119716994536">
            <text:p>0.83</text:p>
          </table:table-cell>
          <table:table-cell table:formula="oooc:=([.F78]-1)*100" office:value-type="float" office:value="-16.9880283005464">
            <text:p>-16.99</text:p>
          </table:table-cell>
        </table:table-row>
        <table:table-row table:style-name="ro1">
          <table:table-cell table:formula="oooc:=[.A80]-5" office:value-type="float" office:value="-65">
            <text:p>-65</text:p>
          </table:table-cell>
          <table:table-cell table:formula="oooc:=(100-[.A79])/100" office:value-type="float" office:value="1.65">
            <text:p>1.65</text:p>
          </table:table-cell>
          <table:table-cell table:formula="oooc:=1/[.B79]" office:value-type="float" office:value="0.606060606060606">
            <text:p>0.61</text:p>
          </table:table-cell>
          <table:table-cell/>
          <table:table-cell table:formula="oooc:=LOG([.C79];10)/LOG([.B$68];10)" office:value-type="float" office:value="-0.779300144013896">
            <text:p>-0.78</text:p>
          </table:table-cell>
          <table:table-cell table:formula="oooc:=[.B$67]^[.E79]" office:value-type="float" office:value="0.838860691570422">
            <text:p>0.84</text:p>
          </table:table-cell>
          <table:table-cell table:formula="oooc:=([.F79]-1)*100" office:value-type="float" office:value="-16.1139308429578">
            <text:p>-16.11</text:p>
          </table:table-cell>
        </table:table-row>
        <table:table-row table:style-name="ro1">
          <table:table-cell table:formula="oooc:=[.A81]-5" office:value-type="float" office:value="-60">
            <text:p>-60</text:p>
          </table:table-cell>
          <table:table-cell table:formula="oooc:=(100-[.A80])/100" office:value-type="float" office:value="1.6">
            <text:p>1.6</text:p>
          </table:table-cell>
          <table:table-cell table:formula="oooc:=1/[.B80]" office:value-type="float" office:value="0.625">
            <text:p>0.63</text:p>
          </table:table-cell>
          <table:table-cell/>
          <table:table-cell table:formula="oooc:=LOG([.C80];10)/LOG([.B$68];10)" office:value-type="float" office:value="-0.731413679546947">
            <text:p>-0.73</text:p>
          </table:table-cell>
          <table:table-cell table:formula="oooc:=[.B$67]^[.E80]" office:value-type="float" office:value="0.8479670041724">
            <text:p>0.85</text:p>
          </table:table-cell>
          <table:table-cell table:formula="oooc:=([.F80]-1)*100" office:value-type="float" office:value="-15.20329958276">
            <text:p>-15.2</text:p>
          </table:table-cell>
        </table:table-row>
        <table:table-row table:style-name="ro1">
          <table:table-cell table:formula="oooc:=[.A82]-5" office:value-type="float" office:value="-55">
            <text:p>-55</text:p>
          </table:table-cell>
          <table:table-cell table:formula="oooc:=(100-[.A81])/100" office:value-type="float" office:value="1.55">
            <text:p>1.55</text:p>
          </table:table-cell>
          <table:table-cell table:formula="oooc:=1/[.B81]" office:value-type="float" office:value="0.645161290322581">
            <text:p>0.65</text:p>
          </table:table-cell>
          <table:table-cell/>
          <table:table-cell table:formula="oooc:=LOG([.C81];10)/LOG([.B$68];10)" office:value-type="float" office:value="-0.682006758386872">
            <text:p>-0.68</text:p>
          </table:table-cell>
          <table:table-cell table:formula="oooc:=[.B$67]^[.E81]" office:value-type="float" office:value="0.857466077941998">
            <text:p>0.86</text:p>
          </table:table-cell>
          <table:table-cell table:formula="oooc:=([.F81]-1)*100" office:value-type="float" office:value="-14.2533922058002">
            <text:p>-14.25</text:p>
          </table:table-cell>
        </table:table-row>
        <table:table-row table:style-name="ro1">
          <table:table-cell table:formula="oooc:=[.A83]-5" office:value-type="float" office:value="-50">
            <text:p>-50</text:p>
          </table:table-cell>
          <table:table-cell table:formula="oooc:=(100-[.A82])/100" office:value-type="float" office:value="1.5">
            <text:p>1.5</text:p>
          </table:table-cell>
          <table:table-cell table:formula="oooc:=1/[.B82]" office:value-type="float" office:value="0.666666666666667">
            <text:p>0.67</text:p>
          </table:table-cell>
          <table:table-cell/>
          <table:table-cell table:formula="oooc:=LOG([.C82];10)/LOG([.B$68];10)" office:value-type="float" office:value="-0.630979652487405">
            <text:p>-0.63</text:p>
          </table:table-cell>
          <table:table-cell table:formula="oooc:=[.B$67]^[.E82]" office:value-type="float" office:value="0.867388367025788">
            <text:p>0.87</text:p>
          </table:table-cell>
          <table:table-cell table:formula="oooc:=([.F82]-1)*100" office:value-type="float" office:value="-13.2611632974212">
            <text:p>-13.26</text:p>
          </table:table-cell>
        </table:table-row>
        <table:table-row table:style-name="ro1">
          <table:table-cell table:formula="oooc:=[.A84]-5" office:value-type="float" office:value="-45">
            <text:p>-45</text:p>
          </table:table-cell>
          <table:table-cell table:formula="oooc:=(100-[.A83])/100" office:value-type="float" office:value="1.45">
            <text:p>1.45</text:p>
          </table:table-cell>
          <table:table-cell table:formula="oooc:=1/[.B83]" office:value-type="float" office:value="0.689655172413793">
            <text:p>0.69</text:p>
          </table:table-cell>
          <table:table-cell/>
          <table:table-cell table:formula="oooc:=LOG([.C83];10)/LOG([.B$68];10)" office:value-type="float" office:value="-0.578222488264537">
            <text:p>-0.58</text:p>
          </table:table-cell>
          <table:table-cell table:formula="oooc:=[.B$67]^[.E83]" office:value-type="float" office:value="0.877767806426006">
            <text:p>0.88</text:p>
          </table:table-cell>
          <table:table-cell table:formula="oooc:=([.F83]-1)*100" office:value-type="float" office:value="-12.2232193573995">
            <text:p>-12.22</text:p>
          </table:table-cell>
        </table:table-row>
        <table:table-row table:style-name="ro1">
          <table:table-cell table:formula="oooc:=[.A85]-5" office:value-type="float" office:value="-40">
            <text:p>-40</text:p>
          </table:table-cell>
          <table:table-cell table:formula="oooc:=(100-[.A84])/100" office:value-type="float" office:value="1.4">
            <text:p>1.4</text:p>
          </table:table-cell>
          <table:table-cell table:formula="oooc:=1/[.B84]" office:value-type="float" office:value="0.714285714285714">
            <text:p>0.71</text:p>
          </table:table-cell>
          <table:table-cell/>
          <table:table-cell table:formula="oooc:=LOG([.C84];10)/LOG([.B$68];10)" office:value-type="float" office:value="-0.523613821977195">
            <text:p>-0.52</text:p>
          </table:table-cell>
          <table:table-cell table:formula="oooc:=[.B$67]^[.E84]" office:value-type="float" office:value="0.888642346867146">
            <text:p>0.89</text:p>
          </table:table-cell>
          <table:table-cell table:formula="oooc:=([.F84]-1)*100" office:value-type="float" office:value="-11.1357653132854">
            <text:p>-11.14</text:p>
          </table:table-cell>
        </table:table-row>
        <table:table-row table:style-name="ro1">
          <table:table-cell table:formula="oooc:=[.A86]-5" office:value-type="float" office:value="-35">
            <text:p>-35</text:p>
          </table:table-cell>
          <table:table-cell table:formula="oooc:=(100-[.A85])/100" office:value-type="float" office:value="1.35">
            <text:p>1.35</text:p>
          </table:table-cell>
          <table:table-cell table:formula="oooc:=1/[.B85]" office:value-type="float" office:value="0.740740740740741">
            <text:p>0.74</text:p>
          </table:table-cell>
          <table:table-cell/>
          <table:table-cell table:formula="oooc:=LOG([.C85];10)/LOG([.B$68];10)" office:value-type="float" office:value="-0.46701895592869">
            <text:p>-0.47</text:p>
          </table:table-cell>
          <table:table-cell table:formula="oooc:=[.B$67]^[.E85]" office:value-type="float" office:value="0.900054594447733">
            <text:p>0.9</text:p>
          </table:table-cell>
          <table:table-cell table:formula="oooc:=([.F85]-1)*100" office:value-type="float" office:value="-9.99454055522668">
            <text:p>-9.99</text:p>
          </table:table-cell>
        </table:table-row>
        <table:table-row table:style-name="ro1">
          <table:table-cell table:formula="oooc:=[.A87]-5" office:value-type="float" office:value="-30">
            <text:p>-30</text:p>
          </table:table-cell>
          <table:table-cell table:formula="oooc:=(100-[.A86])/100" office:value-type="float" office:value="1.3">
            <text:p>1.3</text:p>
          </table:table-cell>
          <table:table-cell table:formula="oooc:=1/[.B86]" office:value-type="float" office:value="0.769230769230769">
            <text:p>0.77</text:p>
          </table:table-cell>
          <table:table-cell/>
          <table:table-cell table:formula="oooc:=LOG([.C86];10)/LOG([.B$68];10)" office:value-type="float" office:value="-0.408287936762857">
            <text:p>-0.41</text:p>
          </table:table-cell>
          <table:table-cell table:formula="oooc:=[.B$67]^[.E86]" office:value-type="float" office:value="0.912052580369995">
            <text:p>0.91</text:p>
          </table:table-cell>
          <table:table-cell table:formula="oooc:=([.F86]-1)*100" office:value-type="float" office:value="-8.79474196300045">
            <text:p>-8.79</text:p>
          </table:table-cell>
        </table:table-row>
        <table:table-row table:style-name="ro1">
          <table:table-cell table:formula="oooc:=[.A88]-5" office:value-type="float" office:value="-25">
            <text:p>-25</text:p>
          </table:table-cell>
          <table:table-cell table:formula="oooc:=(100-[.A87])/100" office:value-type="float" office:value="1.25">
            <text:p>1.25</text:p>
          </table:table-cell>
          <table:table-cell table:formula="oooc:=1/[.B87]" office:value-type="float" office:value="0.8">
            <text:p>0.8</text:p>
          </table:table-cell>
          <table:table-cell/>
          <table:table-cell table:formula="oooc:=LOG([.C87];10)/LOG([.B$68];10)" office:value-type="float" office:value="-0.347253160993288">
            <text:p>-0.35</text:p>
          </table:table-cell>
          <table:table-cell table:formula="oooc:=[.B$67]^[.E87]" office:value-type="float" office:value="0.924690693386371">
            <text:p>0.92</text:p>
          </table:table-cell>
          <table:table-cell table:formula="oooc:=([.F87]-1)*100" office:value-type="float" office:value="-7.53093066136292">
            <text:p>-7.53</text:p>
          </table:table-cell>
        </table:table-row>
        <table:table-row table:style-name="ro1">
          <table:table-cell table:formula="oooc:=[.A89]-5" office:value-type="float" office:value="-20">
            <text:p>-20</text:p>
          </table:table-cell>
          <table:table-cell table:formula="oooc:=(100-[.A88])/100" office:value-type="float" office:value="1.2">
            <text:p>1.2</text:p>
          </table:table-cell>
          <table:table-cell table:formula="oooc:=1/[.B88]" office:value-type="float" office:value="0.833333333333333">
            <text:p>0.83</text:p>
          </table:table-cell>
          <table:table-cell/>
          <table:table-cell table:formula="oooc:=LOG([.C88];10)/LOG([.B$68];10)" office:value-type="float" office:value="-0.283726491494116">
            <text:p>-0.28</text:p>
          </table:table-cell>
          <table:table-cell table:formula="oooc:=[.B$67]^[.E88]" office:value-type="float" office:value="0.938030817471805">
            <text:p>0.94</text:p>
          </table:table-cell>
          <table:table-cell table:formula="oooc:=([.F88]-1)*100" office:value-type="float" office:value="-6.19691825281946">
            <text:p>-6.2</text:p>
          </table:table-cell>
        </table:table-row>
        <table:table-row table:style-name="ro1">
          <table:table-cell table:formula="oooc:=[.A90]-5" office:value-type="float" office:value="-15">
            <text:p>-15</text:p>
          </table:table-cell>
          <table:table-cell table:formula="oooc:=(100-[.A89])/100" office:value-type="float" office:value="1.15">
            <text:p>1.15</text:p>
          </table:table-cell>
          <table:table-cell table:formula="oooc:=1/[.B89]" office:value-type="float" office:value="0.869565217391304">
            <text:p>0.87</text:p>
          </table:table-cell>
          <table:table-cell/>
          <table:table-cell table:formula="oooc:=LOG([.C89];10)/LOG([.B$68];10)" office:value-type="float" office:value="-0.217495759973795">
            <text:p>-0.22</text:p>
          </table:table-cell>
          <table:table-cell table:formula="oooc:=[.B$67]^[.E89]" office:value-type="float" office:value="0.952143730637468">
            <text:p>0.95</text:p>
          </table:table-cell>
          <table:table-cell table:formula="oooc:=([.F89]-1)*100" office:value-type="float" office:value="-4.78562693625324">
            <text:p>-4.79</text:p>
          </table:table-cell>
        </table:table-row>
        <table:table-row table:style-name="ro1">
          <table:table-cell table:formula="oooc:=[.A91]-5" office:value-type="float" office:value="-10">
            <text:p>-10</text:p>
          </table:table-cell>
          <table:table-cell table:formula="oooc:=(100-[.A90])/100" office:value-type="float" office:value="1.1">
            <text:p>1.1</text:p>
          </table:table-cell>
          <table:table-cell table:formula="oooc:=1/[.B90]" office:value-type="float" office:value="0.909090909090909">
            <text:p>0.91</text:p>
          </table:table-cell>
          <table:table-cell/>
          <table:table-cell table:formula="oooc:=LOG([.C90];10)/LOG([.B$68];10)" office:value-type="float" office:value="-0.148320491526492">
            <text:p>-0.15</text:p>
          </table:table-cell>
          <table:table-cell table:formula="oooc:=[.B$67]^[.E90]" office:value-type="float" office:value="0.967110839227433">
            <text:p>0.97</text:p>
          </table:table-cell>
          <table:table-cell table:formula="oooc:=([.F90]-1)*100" office:value-type="float" office:value="-3.28891607725673">
            <text:p>-3.29</text:p>
          </table:table-cell>
        </table:table-row>
        <table:table-row table:style-name="ro1">
          <table:table-cell table:formula="oooc:=[.A92]-5" office:value-type="float" office:value="-5">
            <text:p>-5</text:p>
          </table:table-cell>
          <table:table-cell table:formula="oooc:=(100-[.A91])/100" office:value-type="float" office:value="1.05">
            <text:p>1.05</text:p>
          </table:table-cell>
          <table:table-cell table:formula="oooc:=1/[.B91]" office:value-type="float" office:value="0.952380952380952">
            <text:p>0.95</text:p>
          </table:table-cell>
          <table:table-cell/>
          <table:table-cell table:formula="oooc:=LOG([.C91];10)/LOG([.B$68];10)" office:value-type="float" office:value="-0.075926633924365">
            <text:p>-0.08</text:p>
          </table:table-cell>
          <table:table-cell table:formula="oooc:=[.B$67]^[.E91]" office:value-type="float" office:value="0.983026347688381">
            <text:p>0.98</text:p>
          </table:table-cell>
          <table:table-cell table:formula="oooc:=([.F91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2])/100" office:value-type="float" office:value="1">
            <text:p>1</text:p>
          </table:table-cell>
          <table:table-cell table:formula="oooc:=1/[.B92]" office:value-type="float" office:value="1">
            <text:p>1</text:p>
          </table:table-cell>
          <table:table-cell/>
          <table:table-cell table:formula="oooc:=LOG([.C92];10)/LOG([.B$68];10)" office:value-type="float" office:value="0">
            <text:p>0</text:p>
          </table:table-cell>
          <table:table-cell table:formula="oooc:=[.B$67]^[.E92]" office:value-type="float" office:value="1">
            <text:p>1</text:p>
          </table:table-cell>
          <table:table-cell table:formula="oooc:=([.F92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3])/100" office:value-type="float" office:value="0.95">
            <text:p>0.95</text:p>
          </table:table-cell>
          <table:table-cell table:formula="oooc:=1/[.B93]" office:value-type="float" office:value="1.05263157894737">
            <text:p>1.05</text:p>
          </table:table-cell>
          <table:table-cell/>
          <table:table-cell table:formula="oooc:=LOG([.C93];10)/LOG([.B$68];10)" office:value-type="float" office:value="0.0798219733840991">
            <text:p>0.08</text:p>
          </table:table-cell>
          <table:table-cell table:formula="oooc:=[.B$67]^[.E93]" office:value-type="float" office:value="1.01816058081144">
            <text:p>1.02</text:p>
          </table:table-cell>
          <table:table-cell table:formula="oooc:=([.F93]-1)*100" office:value-type="float" office:value="1.81605808114436">
            <text:p>1.82</text:p>
          </table:table-cell>
        </table:table-row>
        <table:table-row table:style-name="ro1">
          <table:table-cell table:formula="oooc:=[.A93]+5" office:value-type="float" office:value="10">
            <text:p>10</text:p>
          </table:table-cell>
          <table:table-cell table:formula="oooc:=(100-[.A94])/100" office:value-type="float" office:value="0.9">
            <text:p>0.9</text:p>
          </table:table-cell>
          <table:table-cell table:formula="oooc:=1/[.B94]" office:value-type="float" office:value="1.11111111111111">
            <text:p>1.11</text:p>
          </table:table-cell>
          <table:table-cell/>
          <table:table-cell table:formula="oooc:=LOG([.C94];10)/LOG([.B$68];10)" office:value-type="float" office:value="0.163960696558714">
            <text:p>0.16</text:p>
          </table:table-cell>
          <table:table-cell table:formula="oooc:=[.B$67]^[.E94]" office:value-type="float" office:value="1.03766043984883">
            <text:p>1.04</text:p>
          </table:table-cell>
          <table:table-cell table:formula="oooc:=([.F94]-1)*100" office:value-type="float" office:value="3.76604398488252">
            <text:p>3.77</text:p>
          </table:table-cell>
        </table:table-row>
        <table:table-row table:style-name="ro1">
          <table:table-cell table:formula="oooc:=[.A94]+5" office:value-type="float" office:value="15">
            <text:p>15</text:p>
          </table:table-cell>
          <table:table-cell table:formula="oooc:=(100-[.A95])/100" office:value-type="float" office:value="0.85">
            <text:p>0.85</text:p>
          </table:table-cell>
          <table:table-cell table:formula="oooc:=1/[.B95]" office:value-type="float" office:value="1.17647058823529">
            <text:p>1.18</text:p>
          </table:table-cell>
          <table:table-cell/>
          <table:table-cell table:formula="oooc:=LOG([.C95];10)/LOG([.B$68];10)" office:value-type="float" office:value="0.252909894357112">
            <text:p>0.25</text:p>
          </table:table-cell>
          <table:table-cell table:formula="oooc:=[.B$67]^[.E95]" office:value-type="float" office:value="1.05868141513086">
            <text:p>1.06</text:p>
          </table:table-cell>
          <table:table-cell table:formula="oooc:=([.F95]-1)*100" office:value-type="float" office:value="5.8681415130863">
            <text:p>5.87</text:p>
          </table:table-cell>
        </table:table-row>
        <table:table-row table:style-name="ro1">
          <table:table-cell table:formula="oooc:=[.A95]+5" office:value-type="float" office:value="20">
            <text:p>20</text:p>
          </table:table-cell>
          <table:table-cell table:formula="oooc:=(100-[.A96])/100" office:value-type="float" office:value="0.8">
            <text:p>0.8</text:p>
          </table:table-cell>
          <table:table-cell table:formula="oooc:=1/[.B96]" office:value-type="float" office:value="1.25">
            <text:p>1.25</text:p>
          </table:table-cell>
          <table:table-cell/>
          <table:table-cell table:formula="oooc:=LOG([.C96];10)/LOG([.B$68];10)" office:value-type="float" office:value="0.347253160993288">
            <text:p>0.35</text:p>
          </table:table-cell>
          <table:table-cell table:formula="oooc:=[.B$67]^[.E96]" office:value-type="float" office:value="1.08144269986955">
            <text:p>1.08</text:p>
          </table:table-cell>
          <table:table-cell table:formula="oooc:=([.F96]-1)*100" office:value-type="float" office:value="8.14426998695468">
            <text:p>8.14</text:p>
          </table:table-cell>
        </table:table-row>
        <table:table-row table:style-name="ro1">
          <table:table-cell table:formula="oooc:=[.A96]+5" office:value-type="float" office:value="25">
            <text:p>25</text:p>
          </table:table-cell>
          <table:table-cell table:formula="oooc:=(100-[.A97])/100" office:value-type="float" office:value="0.75">
            <text:p>0.75</text:p>
          </table:table-cell>
          <table:table-cell table:formula="oooc:=1/[.B97]" office:value-type="float" office:value="1.33333333333333">
            <text:p>1.33</text:p>
          </table:table-cell>
          <table:table-cell/>
          <table:table-cell table:formula="oooc:=LOG([.C97];10)/LOG([.B$68];10)" office:value-type="float" office:value="0.447687188052831">
            <text:p>0.45</text:p>
          </table:table-cell>
          <table:table-cell table:formula="oooc:=[.B$67]^[.E97]" office:value-type="float" office:value="1.1062114597104">
            <text:p>1.11</text:p>
          </table:table-cell>
          <table:table-cell table:formula="oooc:=([.F97]-1)*100" office:value-type="float" office:value="10.62114597104">
            <text:p>10.62</text:p>
          </table:table-cell>
        </table:table-row>
        <table:table-row table:style-name="ro1">
          <table:table-cell table:formula="oooc:=[.A97]+5" office:value-type="float" office:value="30">
            <text:p>30</text:p>
          </table:table-cell>
          <table:table-cell table:formula="oooc:=(100-[.A98])/100" office:value-type="float" office:value="0.7">
            <text:p>0.7</text:p>
          </table:table-cell>
          <table:table-cell table:formula="oooc:=1/[.B98]" office:value-type="float" office:value="1.42857142857143">
            <text:p>1.43</text:p>
          </table:table-cell>
          <table:table-cell/>
          <table:table-cell table:formula="oooc:=LOG([.C98];10)/LOG([.B$68];10)" office:value-type="float" office:value="0.55505301856304">
            <text:p>0.56</text:p>
          </table:table-cell>
          <table:table-cell table:formula="oooc:=[.B$67]^[.E98]" office:value-type="float" office:value="1.13331742165174">
            <text:p>1.13</text:p>
          </table:table-cell>
          <table:table-cell table:formula="oooc:=([.F98]-1)*100" office:value-type="float" office:value="13.3317421651742">
            <text:p>13.33</text:p>
          </table:table-cell>
        </table:table-row>
        <table:table-row table:style-name="ro1">
          <table:table-cell table:formula="oooc:=[.A98]+5" office:value-type="float" office:value="35">
            <text:p>35</text:p>
          </table:table-cell>
          <table:table-cell table:formula="oooc:=(100-[.A99])/100" office:value-type="float" office:value="0.65">
            <text:p>0.65</text:p>
          </table:table-cell>
          <table:table-cell table:formula="oooc:=1/[.B99]" office:value-type="float" office:value="1.53846153846154">
            <text:p>1.54</text:p>
          </table:table-cell>
          <table:table-cell/>
          <table:table-cell table:formula="oooc:=LOG([.C99];10)/LOG([.B$68];10)" office:value-type="float" office:value="0.670378903777378">
            <text:p>0.67</text:p>
          </table:table-cell>
          <table:table-cell table:formula="oooc:=[.B$67]^[.E99]" office:value-type="float" office:value="1.16317333113799">
            <text:p>1.16</text:p>
          </table:table-cell>
          <table:table-cell table:formula="oooc:=([.F99]-1)*100" office:value-type="float" office:value="16.3173331137992">
            <text:p>16.32</text:p>
          </table:table-cell>
        </table:table-row>
        <table:table-row table:style-name="ro1">
          <table:table-cell table:formula="oooc:=[.A99]+5" office:value-type="float" office:value="40">
            <text:p>40</text:p>
          </table:table-cell>
          <table:table-cell table:formula="oooc:=(100-[.A100])/100" office:value-type="float" office:value="0.6">
            <text:p>0.6</text:p>
          </table:table-cell>
          <table:table-cell table:formula="oooc:=1/[.B100]" office:value-type="float" office:value="1.66666666666667">
            <text:p>1.67</text:p>
          </table:table-cell>
          <table:table-cell/>
          <table:table-cell table:formula="oooc:=LOG([.C100];10)/LOG([.B$68];10)" office:value-type="float" office:value="0.794940349046119">
            <text:p>0.79</text:p>
          </table:table-cell>
          <table:table-cell table:formula="oooc:=[.B$67]^[.E100]" office:value-type="float" office:value="1.19630430761585">
            <text:p>1.2</text:p>
          </table:table-cell>
          <table:table-cell table:formula="oooc:=([.F100]-1)*100" office:value-type="float" office:value="19.6304307615847">
            <text:p>19.63</text:p>
          </table:table-cell>
        </table:table-row>
        <table:table-row table:style-name="ro1">
          <table:table-cell table:formula="oooc:=[.A100]+5" office:value-type="float" office:value="45">
            <text:p>45</text:p>
          </table:table-cell>
          <table:table-cell table:formula="oooc:=(100-[.A101])/100" office:value-type="float" office:value="0.55">
            <text:p>0.55</text:p>
          </table:table-cell>
          <table:table-cell table:formula="oooc:=1/[.B101]" office:value-type="float" office:value="1.81818181818182">
            <text:p>1.82</text:p>
          </table:table-cell>
          <table:table-cell/>
          <table:table-cell table:formula="oooc:=LOG([.C101];10)/LOG([.B$68];10)" office:value-type="float" office:value="0.930346349013744">
            <text:p>0.93</text:p>
          </table:table-cell>
          <table:table-cell table:formula="oooc:=[.B$67]^[.E101]" office:value-type="float" office:value="1.23339110118792">
            <text:p>1.23</text:p>
          </table:table-cell>
          <table:table-cell table:formula="oooc:=([.F101]-1)*100" office:value-type="float" office:value="23.3391101187919">
            <text:p>23.34</text:p>
          </table:table-cell>
        </table:table-row>
        <table:table-row table:style-name="ro1">
          <table:table-cell table:formula="oooc:=[.A101]+5" office:value-type="float" office:value="50">
            <text:p>50</text:p>
          </table:table-cell>
          <table:table-cell table:formula="oooc:=(100-[.A102])/100" office:value-type="float" office:value="0.5">
            <text:p>0.5</text:p>
          </table:table-cell>
          <table:table-cell table:formula="oooc:=1/[.B102]" office:value-type="float" office:value="2">
            <text:p>2</text:p>
          </table:table-cell>
          <table:table-cell/>
          <table:table-cell table:formula="oooc:=LOG([.C102];10)/LOG([.B$68];10)" office:value-type="float" office:value="1.07866684054024">
            <text:p>1.08</text:p>
          </table:table-cell>
          <table:table-cell table:formula="oooc:=[.B$67]^[.E102]" office:value-type="float" office:value="1.27533582621533">
            <text:p>1.28</text:p>
          </table:table-cell>
          <table:table-cell table:formula="oooc:=([.F102]-1)*100" office:value-type="float" office:value="27.5335826215331">
            <text:p>27.53</text:p>
          </table:table-cell>
        </table:table-row>
        <table:table-row table:style-name="ro1">
          <table:table-cell table:formula="oooc:=[.A102]+5" office:value-type="float" office:value="55">
            <text:p>55</text:p>
          </table:table-cell>
          <table:table-cell table:formula="oooc:=(100-[.A103])/100" office:value-type="float" office:value="0.45">
            <text:p>0.45</text:p>
          </table:table-cell>
          <table:table-cell table:formula="oooc:=1/[.B103]" office:value-type="float" office:value="2.22222222222222">
            <text:p>2.22</text:p>
          </table:table-cell>
          <table:table-cell/>
          <table:table-cell table:formula="oooc:=LOG([.C103];10)/LOG([.B$68];10)" office:value-type="float" office:value="1.24262753709895">
            <text:p>1.24</text:p>
          </table:table-cell>
          <table:table-cell table:formula="oooc:=[.B$67]^[.E103]" office:value-type="float" office:value="1.32336553438556">
            <text:p>1.32</text:p>
          </table:table-cell>
          <table:table-cell table:formula="oooc:=([.F103]-1)*100" office:value-type="float" office:value="32.3365534385565">
            <text:p>32.34</text:p>
          </table:table-cell>
        </table:table-row>
        <table:table-row table:style-name="ro1">
          <table:table-cell table:formula="oooc:=[.A103]+5" office:value-type="float" office:value="60">
            <text:p>60</text:p>
          </table:table-cell>
          <table:table-cell table:formula="oooc:=(100-[.A104])/100" office:value-type="float" office:value="0.4">
            <text:p>0.4</text:p>
          </table:table-cell>
          <table:table-cell table:formula="oooc:=1/[.B104]" office:value-type="float" office:value="2.5">
            <text:p>2.5</text:p>
          </table:table-cell>
          <table:table-cell/>
          <table:table-cell table:formula="oooc:=LOG([.C104];10)/LOG([.B$68];10)" office:value-type="float" office:value="1.42592000153352">
            <text:p>1.43</text:p>
          </table:table-cell>
          <table:table-cell table:formula="oooc:=[.B$67]^[.E104]" office:value-type="float" office:value="1.37920261914267">
            <text:p>1.38</text:p>
          </table:table-cell>
          <table:table-cell table:formula="oooc:=([.F104]-1)*100" office:value-type="float" office:value="37.9202619142666">
            <text:p>37.92</text:p>
          </table:table-cell>
        </table:table-row>
        <table:table-row table:style-name="ro1">
          <table:table-cell table:formula="oooc:=[.A104]+5" office:value-type="float" office:value="65">
            <text:p>65</text:p>
          </table:table-cell>
          <table:table-cell table:formula="oooc:=(100-[.A105])/100" office:value-type="float" office:value="0.35">
            <text:p>0.35</text:p>
          </table:table-cell>
          <table:table-cell table:formula="oooc:=1/[.B105]" office:value-type="float" office:value="2.85714285714286">
            <text:p>2.86</text:p>
          </table:table-cell>
          <table:table-cell/>
          <table:table-cell table:formula="oooc:=LOG([.C105];10)/LOG([.B$68];10)" office:value-type="float" office:value="1.63371985910328">
            <text:p>1.63</text:p>
          </table:table-cell>
          <table:table-cell table:formula="oooc:=[.B$67]^[.E105]" office:value-type="float" office:value="1.44536031030645">
            <text:p>1.45</text:p>
          </table:table-cell>
          <table:table-cell table:formula="oooc:=([.F105]-1)*100" office:value-type="float" office:value="44.5360310306453">
            <text:p>44.54</text:p>
          </table:table-cell>
        </table:table-row>
        <table:table-row table:style-name="ro1">
          <table:table-cell table:formula="oooc:=[.A105]+5" office:value-type="float" office:value="70">
            <text:p>70</text:p>
          </table:table-cell>
          <table:table-cell table:formula="oooc:=(100-[.A106])/100" office:value-type="float" office:value="0.3">
            <text:p>0.3</text:p>
          </table:table-cell>
          <table:table-cell table:formula="oooc:=1/[.B106]" office:value-type="float" office:value="3.33333333333333">
            <text:p>3.33</text:p>
          </table:table-cell>
          <table:table-cell/>
          <table:table-cell table:formula="oooc:=LOG([.C106];10)/LOG([.B$68];10)" office:value-type="float" office:value="1.87360718958635">
            <text:p>1.87</text:p>
          </table:table-cell>
          <table:table-cell table:formula="oooc:=[.B$67]^[.E106]" office:value-type="float" office:value="1.52568974255822">
            <text:p>1.53</text:p>
          </table:table-cell>
          <table:table-cell table:formula="oooc:=([.F106]-1)*100" office:value-type="float" office:value="52.5689742558215">
            <text:p>52.57</text:p>
          </table:table-cell>
        </table:table-row>
        <table:table-row table:style-name="ro1">
          <table:table-cell table:formula="oooc:=[.A106]+5" office:value-type="float" office:value="75">
            <text:p>75</text:p>
          </table:table-cell>
          <table:table-cell table:formula="oooc:=(100-[.A107])/100" office:value-type="float" office:value="0.25">
            <text:p>0.25</text:p>
          </table:table-cell>
          <table:table-cell table:formula="oooc:=1/[.B107]" office:value-type="float" office:value="4">
            <text:p>4</text:p>
          </table:table-cell>
          <table:table-cell/>
          <table:table-cell table:formula="oooc:=LOG([.C107];10)/LOG([.B$68];10)" office:value-type="float" office:value="2.15733368108047">
            <text:p>2.16</text:p>
          </table:table-cell>
          <table:table-cell table:formula="oooc:=[.B$67]^[.E107]" office:value-type="float" office:value="1.62648146962834">
            <text:p>1.63</text:p>
          </table:table-cell>
          <table:table-cell table:formula="oooc:=([.F107]-1)*100" office:value-type="float" office:value="62.648146962834">
            <text:p>62.65</text:p>
          </table:table-cell>
        </table:table-row>
        <table:table-row table:style-name="ro1">
          <table:table-cell table:formula="oooc:=[.A107]+5" office:value-type="float" office:value="80">
            <text:p>80</text:p>
          </table:table-cell>
          <table:table-cell table:formula="oooc:=(100-[.A108])/100" office:value-type="float" office:value="0.2">
            <text:p>0.2</text:p>
          </table:table-cell>
          <table:table-cell table:formula="oooc:=1/[.B108]" office:value-type="float" office:value="5">
            <text:p>5</text:p>
          </table:table-cell>
          <table:table-cell/>
          <table:table-cell table:formula="oooc:=LOG([.C108];10)/LOG([.B$68];10)" office:value-type="float" office:value="2.50458684207376">
            <text:p>2.5</text:p>
          </table:table-cell>
          <table:table-cell table:formula="oooc:=[.B$67]^[.E108]" office:value-type="float" office:value="1.75894651180266">
            <text:p>1.76</text:p>
          </table:table-cell>
          <table:table-cell table:formula="oooc:=([.F108]-1)*100" office:value-type="float" office:value="75.894651180266">
            <text:p>75.89</text:p>
          </table:table-cell>
        </table:table-row>
        <table:table-row table:style-name="ro1">
          <table:table-cell table:formula="oooc:=[.A108]+5" office:value-type="float" office:value="85">
            <text:p>85</text:p>
          </table:table-cell>
          <table:table-cell table:formula="oooc:=(100-[.A109])/100" office:value-type="float" office:value="0.15">
            <text:p>0.15</text:p>
          </table:table-cell>
          <table:table-cell table:formula="oooc:=1/[.B109]" office:value-type="float" office:value="6.66666666666667">
            <text:p>6.67</text:p>
          </table:table-cell>
          <table:table-cell/>
          <table:table-cell table:formula="oooc:=LOG([.C109];10)/LOG([.B$68];10)" office:value-type="float" office:value="2.95227403012659">
            <text:p>2.95</text:p>
          </table:table-cell>
          <table:table-cell table:formula="oooc:=[.B$67]^[.E109]" office:value-type="float" office:value="1.94576678837374">
            <text:p>1.95</text:p>
          </table:table-cell>
          <table:table-cell table:formula="oooc:=([.F109]-1)*100" office:value-type="float" office:value="94.5766788373736">
            <text:p>94.58</text:p>
          </table:table-cell>
        </table:table-row>
        <table:table-row table:style-name="ro1">
          <table:table-cell table:formula="oooc:=[.A109]+5" office:value-type="float" office:value="90">
            <text:p>90</text:p>
          </table:table-cell>
          <table:table-cell table:formula="oooc:=(100-[.A110])/100" office:value-type="float" office:value="0.1">
            <text:p>0.1</text:p>
          </table:table-cell>
          <table:table-cell table:formula="oooc:=1/[.B110]" office:value-type="float" office:value="10">
            <text:p>10</text:p>
          </table:table-cell>
          <table:table-cell/>
          <table:table-cell table:formula="oooc:=LOG([.C110];10)/LOG([.B$68];10)" office:value-type="float" office:value="3.58325368261399">
            <text:p>3.58</text:p>
          </table:table-cell>
          <table:table-cell table:formula="oooc:=[.B$67]^[.E110]" office:value-type="float" office:value="2.24324750289842">
            <text:p>2.24</text:p>
          </table:table-cell>
          <table:table-cell table:formula="oooc:=([.F110]-1)*100" office:value-type="float" office:value="124.324750289842">
            <text:p>124.32</text:p>
          </table:table-cell>
        </table:table-row>
        <table:table-row table:style-name="ro1">
          <table:table-cell table:formula="oooc:=[.A110]+5" office:value-type="float" office:value="95">
            <text:p>95</text:p>
          </table:table-cell>
          <table:table-cell table:formula="oooc:=(100-[.A111])/100" office:value-type="float" office:value="0.05">
            <text:p>0.05</text:p>
          </table:table-cell>
          <table:table-cell table:formula="oooc:=1/[.B111]" office:value-type="float" office:value="20">
            <text:p>20</text:p>
          </table:table-cell>
          <table:table-cell/>
          <table:table-cell table:formula="oooc:=LOG([.C111];10)/LOG([.B$68];10)" office:value-type="float" office:value="4.66192052315423">
            <text:p>4.66</text:p>
          </table:table-cell>
          <table:table-cell table:formula="oooc:=[.B$67]^[.E111]" office:value-type="float" office:value="2.86089390751443">
            <text:p>2.86</text:p>
          </table:table-cell>
          <table:table-cell table:formula="oooc:=([.F111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7]^(LOG([.AC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7]^(LOG([.AC10];10)/LOG([$globals.$B$6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7]^(LOG([.AC1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7]^(LOG([.AC12];10)/LOG([$globals.$B$6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7]^(LOG([.AC1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7]^(LOG([.AC14];10)/LOG([$globals.$B$6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7]^(LOG([.AC15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7]^(LOG([.AC16];10)/LOG([$globals.$B$68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7]^(LOG([.AC17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7]^(LOG([.AC18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7]^(LOG([.AC1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7]^(LOG([.AC20];10)/LOG([$globals.$B$6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7]^(LOG([.AC2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7]^(LOG([.AC22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7]^(LOG([.AC2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7]^(LOG([.AC24];10)/LOG([$globals.$B$68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6]*[$globals.$C$47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6]*[$globals.$C$47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2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6]*[$globals.$C$47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2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6]*[$globals.$C$47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2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6]*[$globals.$C$47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2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6]*[$globals.$C$47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2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6]*[$globals.$C$47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6]*[$globals.$C$47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2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6]*[$globals.$C$47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2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6]*[$globals.$C$47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2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6]*[$globals.$C$47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2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6]*[$globals.$C$47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2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6]*[$globals.$C$4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6]*[$globals.$C$4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2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6]*[$globals.$C$4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2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6]*[$globals.$C$4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2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6]*[$globals.$C$4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2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6]*[$globals.$C$4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2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6]*[$globals.$C$4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4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6]*[$globals.$C$4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2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4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6]*[$globals.$C$4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2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4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6]*[$globals.$C$4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2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4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6]*[$globals.$C$4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2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4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6]*[$globals.$C$47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2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6]*[$globals.$C$4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6]*[$globals.$C$4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2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6]*[$globals.$C$4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2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6]*[$globals.$C$4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2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6]*[$globals.$C$4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2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6]*[$globals.$C$4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2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6]*[$globals.$C$57]" office:value-type="float" office:value="846.05403901271">
            <text:p>846.05</text:p>
          </table:table-cell>
          <table:table-cell/>
          <table:table-cell table:formula="oooc:=[$globals.$C$5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6]*[$globals.$C$57]" office:value-type="float" office:value="4904.30439930731">
            <text:p>4904.3</text:p>
          </table:table-cell>
          <table:table-cell/>
          <table:table-cell table:formula="oooc:=[.H3]*[$globals.$C$5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6]*[$globals.$C$57]" office:value-type="float" office:value="28428.6824859703">
            <text:p>28428.68</text:p>
          </table:table-cell>
          <table:table-cell/>
          <table:table-cell table:formula="oooc:=[.H4]*[$globals.$C$5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6]*[$globals.$C$57]" office:value-type="float" office:value="164791.970906672">
            <text:p>164791.97</text:p>
          </table:table-cell>
          <table:table-cell/>
          <table:table-cell table:formula="oooc:=[.H5]*[$globals.$C$5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6]*[$globals.$C$57]" office:value-type="float" office:value="955246.297070123">
            <text:p>955246.3</text:p>
          </table:table-cell>
          <table:table-cell/>
          <table:table-cell table:formula="oooc:=[.H6]*[$globals.$C$5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6]*[$globals.$C$57]" office:value-type="float" office:value="5537256.96128098">
            <text:p>5537256.96</text:p>
          </table:table-cell>
          <table:table-cell/>
          <table:table-cell table:formula="oooc:=[.H7]*[$globals.$C$5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6]*[$globals.$C$57]" office:value-type="float" office:value="32097705.8474836">
            <text:p>32097705.85</text:p>
          </table:table-cell>
          <table:table-cell/>
          <table:table-cell table:formula="oooc:=[.H8]*[$globals.$C$5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6]*[$globals.$C$57]" office:value-type="float" office:value="186060124.692722">
            <text:p>186060124.69</text:p>
          </table:table-cell>
          <table:table-cell/>
          <table:table-cell table:formula="oooc:=[.H9]*[$globals.$C$5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6]*[$globals.$C$57]" office:value-type="float" office:value="1078530975.55211">
            <text:p>1078530975.55</text:p>
          </table:table-cell>
          <table:table-cell/>
          <table:table-cell table:formula="oooc:=[.H10]*[$globals.$C$5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6]*[$globals.$C$57]" office:value-type="float" office:value="6251898772.75671">
            <text:p>6251898772.76</text:p>
          </table:table-cell>
          <table:table-cell/>
          <table:table-cell table:formula="oooc:=[.H11]*[$globals.$C$5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6]*[$globals.$C$57]" office:value-type="float" office:value="36240255635.4844">
            <text:p>36240255635.48</text:p>
          </table:table-cell>
          <table:table-cell/>
          <table:table-cell table:formula="oooc:=[.H12]*[$globals.$C$5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6]*[$globals.$C$57]" office:value-type="float" office:value="210073159573.271">
            <text:p>210073159573.27</text:p>
          </table:table-cell>
          <table:table-cell/>
          <table:table-cell table:formula="oooc:=[.H13]*[$globals.$C$5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D#REF!" office:value-type="float" office:value="0">
            <text:p>#NAME?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D#REF!" office:value-type="float" office:value="0">
            <text:p>#NAME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77777777777778">
            <text:p>2.78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70">
            <text:p>70</text:p>
          </table:table-cell>
          <table:table-cell table:formula="oooc:=CEILING(([.R5]-[.V5]/2);[.V5])" office:value-type="float" office:value="6.94">
            <text:p>6.94</text:p>
          </table:table-cell>
          <table:table-cell table:formula="oooc:=CEILING(([.T5]-[.W5]/2);[.W5])" office:value-type="float" office:value="420">
            <text:p>4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8">
            <text:p>1.8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6">
            <text:p>36</text:p>
          </table:table-cell>
          <table:table-cell table:formula="oooc:=[.AA4]/[.M5]" office:value-type="float" office:value="22.2222222222222">
            <text:p>22.22</text:p>
          </table:table-cell>
          <table:table-cell table:formula="oooc:=([.D5]/[.C5])/([.R5]/[.Q5])" office:value-type="float" office:value="1.02791314285714">
            <text:p>1.03</text:p>
          </table:table-cell>
          <table:table-cell/>
          <table:table-cell table:formula="oooc:=[.I5]^[$globals.$C$19]*[$globals.$C$28]/[.R5]*[.K5]*[.Y5]" office:value-type="float" office:value="72">
            <text:p>72</text:p>
          </table:table-cell>
          <table:table-cell table:formula="oooc:=[.S5]/[.H5]" office:value-type="float" office:value="6.94444444444444">
            <text:p>6.94</text:p>
          </table:table-cell>
          <table:table-cell table:formula="oooc:=[.I5]/[.J5]" office:value-type="float" office:value="2.77777777777778">
            <text:p>2.78</text:p>
          </table:table-cell>
          <table:table-cell table:formula="oooc:=[.$D5]*[$globals.$C$30]/[.$K5]" office:value-type="float" office:value="416.4">
            <text:p>416.4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10">
            <text:p>110</text:p>
          </table:table-cell>
          <table:table-cell table:formula="oooc:=CEILING(([.R6]-[.V6]/2);[.V6])" office:value-type="float" office:value="8.7">
            <text:p>8.7</text:p>
          </table:table-cell>
          <table:table-cell table:formula="oooc:=CEILING(([.T6]-[.W6]/2);[.W6])" office:value-type="float" office:value="520">
            <text:p>52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.8">
            <text:p>1.8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54.6332552676799">
            <text:p>54.63</text:p>
          </table:table-cell>
          <table:table-cell table:formula="oooc:=[.AA4]/[.M6]" office:value-type="float" office:value="14.6430959693018">
            <text:p>14.64</text:p>
          </table:table-cell>
          <table:table-cell table:formula="oooc:=([.D6]/[.C6])/([.R6]/[.Q6])" office:value-type="float" office:value="0.993241232717951">
            <text:p>0.99</text:p>
          </table:table-cell>
          <table:table-cell/>
          <table:table-cell table:formula="oooc:=[.I6]^[$globals.$C$19]*[$globals.$C$28]/[.R6]*[.K6]*[.Y6]" office:value-type="float" office:value="109.26651053536">
            <text:p>109.27</text:p>
          </table:table-cell>
          <table:table-cell table:formula="oooc:=[.S6]/[.H6]" office:value-type="float" office:value="8.70079429524353">
            <text:p>8.7</text:p>
          </table:table-cell>
          <table:table-cell table:formula="oooc:=[.I6]/[.J6]" office:value-type="float" office:value="3.48031771809741">
            <text:p>3.48</text:p>
          </table:table-cell>
          <table:table-cell table:formula="oooc:=[.$D6]*[$globals.$C$30]/[.$K6]" office:value-type="float" office:value="522">
            <text:p>52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70">
            <text:p>170</text:p>
          </table:table-cell>
          <table:table-cell table:formula="oooc:=CEILING(([.R7]-[.V7]/2);[.V7])" office:value-type="float" office:value="10.9">
            <text:p>10.9</text:p>
          </table:table-cell>
          <table:table-cell table:formula="oooc:=CEILING(([.T7]-[.W7]/2);[.W7])" office:value-type="float" office:value="650">
            <text:p>6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.8">
            <text:p>1.8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82.910905031763">
            <text:p>82.91</text:p>
          </table:table-cell>
          <table:table-cell table:formula="oooc:=[.AA4]/[.M7]" office:value-type="float" office:value="9.64891168047823">
            <text:p>9.65</text:p>
          </table:table-cell>
          <table:table-cell table:formula="oooc:=([.D7]/[.C7])/([.R7]/[.Q7])" office:value-type="float" office:value="0.975301593118073">
            <text:p>0.98</text:p>
          </table:table-cell>
          <table:table-cell/>
          <table:table-cell table:formula="oooc:=[.I7]^[$globals.$C$19]*[$globals.$C$28]/[.R7]*[.K7]*[.Y7]" office:value-type="float" office:value="165.821810063526">
            <text:p>165.82</text:p>
          </table:table-cell>
          <table:table-cell table:formula="oooc:=[.S7]/[.H7]" office:value-type="float" office:value="10.9013502770125">
            <text:p>10.9</text:p>
          </table:table-cell>
          <table:table-cell table:formula="oooc:=[.I7]/[.J7]" office:value-type="float" office:value="4.360540110805">
            <text:p>4.36</text:p>
          </table:table-cell>
          <table:table-cell table:formula="oooc:=[.$D7]*[$globals.$C$30]/[.$K7]" office:value-type="float" office:value="654">
            <text:p>654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50">
            <text:p>250</text:p>
          </table:table-cell>
          <table:table-cell table:formula="oooc:=CEILING(([.R8]-[.V8]/2);[.V8])" office:value-type="float" office:value="13.66">
            <text:p>13.66</text:p>
          </table:table-cell>
          <table:table-cell table:formula="oooc:=CEILING(([.T8]-[.W8]/2);[.W8])" office:value-type="float" office:value="820">
            <text:p>8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.8">
            <text:p>1.8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25.824795529852">
            <text:p>125.82</text:p>
          </table:table-cell>
          <table:table-cell table:formula="oooc:=[.AA4]/[.M8]" office:value-type="float" office:value="6.3580472881452">
            <text:p>6.36</text:p>
          </table:table-cell>
          <table:table-cell table:formula="oooc:=([.D8]/[.C8])/([.R8]/[.Q8])" office:value-type="float" office:value="1.00671196886201">
            <text:p>1.01</text:p>
          </table:table-cell>
          <table:table-cell/>
          <table:table-cell table:formula="oooc:=[.I8]^[$globals.$C$19]*[$globals.$C$28]/[.R8]*[.K8]*[.Y8]" office:value-type="float" office:value="251.649591059704">
            <text:p>251.65</text:p>
          </table:table-cell>
          <table:table-cell table:formula="oooc:=[.S8]/[.H8]" office:value-type="float" office:value="13.6584585072982">
            <text:p>13.66</text:p>
          </table:table-cell>
          <table:table-cell table:formula="oooc:=[.I8]/[.J8]" office:value-type="float" office:value="5.46338340291927">
            <text:p>5.46</text:p>
          </table:table-cell>
          <table:table-cell table:formula="oooc:=[.$D8]*[$globals.$C$30]/[.$K8]" office:value-type="float" office:value="819.6">
            <text:p>819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80">
            <text:p>380</text:p>
          </table:table-cell>
          <table:table-cell table:formula="oooc:=CEILING(([.R9]-[.V9]/2);[.V9])" office:value-type="float" office:value="17.11">
            <text:p>17.11</text:p>
          </table:table-cell>
          <table:table-cell table:formula="oooc:=CEILING(([.T9]-[.W9]/2);[.W9])" office:value-type="float" office:value="1000">
            <text:p>10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.8">
            <text:p>1.8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90.950504810723">
            <text:p>190.95</text:p>
          </table:table-cell>
          <table:table-cell table:formula="oooc:=[.AA4]/[.M9]" office:value-type="float" office:value="4.18956734779512">
            <text:p>4.19</text:p>
          </table:table-cell>
          <table:table-cell table:formula="oooc:=([.D9]/[.C9])/([.R9]/[.Q9])" office:value-type="float" office:value="1.00483357634543">
            <text:p>1</text:p>
          </table:table-cell>
          <table:table-cell/>
          <table:table-cell table:formula="oooc:=[.I9]^[$globals.$C$19]*[$globals.$C$28]/[.R9]*[.K9]*[.Y9]" office:value-type="float" office:value="381.901009621446">
            <text:p>381.9</text:p>
          </table:table-cell>
          <table:table-cell table:formula="oooc:=[.S9]/[.H9]" office:value-type="float" office:value="17.1128790521454">
            <text:p>17.11</text:p>
          </table:table-cell>
          <table:table-cell table:formula="oooc:=[.I9]/[.J9]" office:value-type="float" office:value="6.84515162085814">
            <text:p>6.85</text:p>
          </table:table-cell>
          <table:table-cell table:formula="oooc:=[.$D9]*[$globals.$C$30]/[.$K9]" office:value-type="float" office:value="1026.6">
            <text:p>1026.6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0">
            <text:p>10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580">
            <text:p>580</text:p>
          </table:table-cell>
          <table:table-cell table:formula="oooc:=CEILING(([.R10]-[.V10]/2);[.V10])" office:value-type="float" office:value="21.44">
            <text:p>21.44</text:p>
          </table:table-cell>
          <table:table-cell table:formula="oooc:=CEILING(([.T10]-[.W10]/2);[.W10])" office:value-type="float" office:value="1300">
            <text:p>13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.8">
            <text:p>1.8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89.784657578238">
            <text:p>289.78</text:p>
          </table:table-cell>
          <table:table-cell table:formula="oooc:=[.AA4]/[.M10]" office:value-type="float" office:value="2.76067065346278">
            <text:p>2.76</text:p>
          </table:table-cell>
          <table:table-cell table:formula="oooc:=([.D10]/[.C10])/([.R10]/[.Q10])" office:value-type="float" office:value="0.999212129466143">
            <text:p>1</text:p>
          </table:table-cell>
          <table:table-cell/>
          <table:table-cell table:formula="oooc:=[.I10]^[$globals.$C$19]*[$globals.$C$28]/[.R10]*[.K10]*[.Y10]" office:value-type="float" office:value="579.569315156475">
            <text:p>579.57</text:p>
          </table:table-cell>
          <table:table-cell table:formula="oooc:=[.S10]/[.H10]" office:value-type="float" office:value="21.4409722222222">
            <text:p>21.44</text:p>
          </table:table-cell>
          <table:table-cell table:formula="oooc:=[.I10]/[.J10]" office:value-type="float" office:value="8.57638888888889">
            <text:p>8.58</text:p>
          </table:table-cell>
          <table:table-cell table:formula="oooc:=[.$D10]*[$globals.$C$30]/[.$K10]" office:value-type="float" office:value="1286.4">
            <text:p>128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531561461794">
            <text:p>3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02777777777778">
            <text:p>9.0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400">
            <text:p>2,400</text:p>
          </table:table-cell>
          <table:table-cell table:formula="oooc:=CEILING(([.R13]-[.V13]/2);[.V13])" office:value-type="float" office:value="6.02">
            <text:p>6.02</text:p>
          </table:table-cell>
          <table:table-cell table:formula="oooc:=CEILING(([.T13]-[.W13]/2);[.W13])" office:value-type="float" office:value="360">
            <text:p>360</text:p>
          </table:table-cell>
          <table:table-cell table:formula="oooc:=[.F12]" office:value-type="float" office:value="3.20531561461794">
            <text:p>3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8">
            <text:p>1.8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115.20514128154">
            <text:p>1115.21</text:p>
          </table:table-cell>
          <table:table-cell table:formula="oooc:=[.AA12]/[.M13]" office:value-type="float" office:value="21.5207042288385">
            <text:p>21.52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2389.72530274615">
            <text:p>2389.73</text:p>
          </table:table-cell>
          <table:table-cell table:formula="oooc:=[.S13]/[.H13]" office:value-type="float" office:value="6.01851851851852">
            <text:p>6.02</text:p>
          </table:table-cell>
          <table:table-cell table:formula="oooc:=[.I13]/[.J13]" office:value-type="float" office:value="9.02777777777778">
            <text:p>9.03</text:p>
          </table:table-cell>
          <table:table-cell table:formula="oooc:=[.$D13]*[$globals.$C$30]/[.$K13]" office:value-type="float" office:value="361.2">
            <text:p>361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600">
            <text:p>3,600</text:p>
          </table:table-cell>
          <table:table-cell table:formula="oooc:=CEILING(([.R14]-[.V14]/2);[.V14])" office:value-type="float" office:value="7.54">
            <text:p>7.54</text:p>
          </table:table-cell>
          <table:table-cell table:formula="oooc:=CEILING(([.T14]-[.W14]/2);[.W14])" office:value-type="float" office:value="450">
            <text:p>450</text:p>
          </table:table-cell>
          <table:table-cell table:formula="oooc:=[.F13]" office:value-type="float" office:value="3.20531561461794">
            <text:p>3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8">
            <text:p>1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692.42464331842">
            <text:p>1692.42</text:p>
          </table:table-cell>
          <table:table-cell table:formula="oooc:=[.AA12]/[.M14]" office:value-type="float" office:value="14.1808381807429">
            <text:p>14.18</text:p>
          </table:table-cell>
          <table:table-cell table:formula="oooc:=([.D14]/[.C14])/([.R14]/[.Q14])" office:value-type="float" office:value="1.00730365590762">
            <text:p>1.01</text:p>
          </table:table-cell>
          <table:table-cell/>
          <table:table-cell table:formula="oooc:=[.I14]^[$globals.$C$19]*[$globals.$C$28]/[.R14]*[.K14]*[.Y14]" office:value-type="float" office:value="3626.62423568233">
            <text:p>3626.62</text:p>
          </table:table-cell>
          <table:table-cell table:formula="oooc:=[.S14]/[.H14]" office:value-type="float" office:value="7.54068838921106">
            <text:p>7.54</text:p>
          </table:table-cell>
          <table:table-cell table:formula="oooc:=[.I14]/[.J14]" office:value-type="float" office:value="11.3110325838166">
            <text:p>11.31</text:p>
          </table:table-cell>
          <table:table-cell table:formula="oooc:=[.$D14]*[$globals.$C$30]/[.$K14]" office:value-type="float" office:value="452.4">
            <text:p>452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500">
            <text:p>5,500</text:p>
          </table:table-cell>
          <table:table-cell table:formula="oooc:=CEILING(([.R15]-[.V15]/2);[.V15])" office:value-type="float" office:value="9.45">
            <text:p>9.45</text:p>
          </table:table-cell>
          <table:table-cell table:formula="oooc:=CEILING(([.T15]-[.W15]/2);[.W15])" office:value-type="float" office:value="570">
            <text:p>570</text:p>
          </table:table-cell>
          <table:table-cell table:formula="oooc:=[.F14]" office:value-type="float" office:value="3.20531561461794">
            <text:p>3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8">
            <text:p>1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568.40743221465">
            <text:p>2568.41</text:p>
          </table:table-cell>
          <table:table-cell table:formula="oooc:=[.AA12]/[.M15]" office:value-type="float" office:value="9.34431184825908">
            <text:p>9.34</text:p>
          </table:table-cell>
          <table:table-cell table:formula="oooc:=([.D15]/[.C15])/([.R15]/[.Q15])" office:value-type="float" office:value="1.00090732678657">
            <text:p>1</text:p>
          </table:table-cell>
          <table:table-cell/>
          <table:table-cell table:formula="oooc:=[.I15]^[$globals.$C$19]*[$globals.$C$28]/[.R15]*[.K15]*[.Y15]" office:value-type="float" office:value="5503.73021188853">
            <text:p>5503.73</text:p>
          </table:table-cell>
          <table:table-cell table:formula="oooc:=[.S15]/[.H15]" office:value-type="float" office:value="9.44783690674417">
            <text:p>9.45</text:p>
          </table:table-cell>
          <table:table-cell table:formula="oooc:=[.I15]/[.J15]" office:value-type="float" office:value="14.1717553601163">
            <text:p>14.17</text:p>
          </table:table-cell>
          <table:table-cell table:formula="oooc:=[.$D15]*[$globals.$C$30]/[.$K15]" office:value-type="float" office:value="567">
            <text:p>567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8400">
            <text:p>8,400</text:p>
          </table:table-cell>
          <table:table-cell table:formula="oooc:=CEILING(([.R16]-[.V16]/2);[.V16])" office:value-type="float" office:value="11.84">
            <text:p>11.84</text:p>
          </table:table-cell>
          <table:table-cell table:formula="oooc:=CEILING(([.T16]-[.W16]/2);[.W16])" office:value-type="float" office:value="710">
            <text:p>710</text:p>
          </table:table-cell>
          <table:table-cell table:formula="oooc:=[.F15]" office:value-type="float" office:value="3.20531561461794">
            <text:p>3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8">
            <text:p>1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897.79052432191">
            <text:p>3897.79</text:p>
          </table:table-cell>
          <table:table-cell table:formula="oooc:=[.AA12]/[.M16]" office:value-type="float" office:value="6.15733448225138">
            <text:p>6.16</text:p>
          </table:table-cell>
          <table:table-cell table:formula="oooc:=([.D16]/[.C16])/([.R16]/[.Q16])" office:value-type="float" office:value="0.994558537768096">
            <text:p>0.99</text:p>
          </table:table-cell>
          <table:table-cell/>
          <table:table-cell table:formula="oooc:=[.I16]^[$globals.$C$19]*[$globals.$C$28]/[.R16]*[.K16]*[.Y16]" office:value-type="float" office:value="8352.4082664041">
            <text:p>8352.41</text:p>
          </table:table-cell>
          <table:table-cell table:formula="oooc:=[.S16]/[.H16]" office:value-type="float" office:value="11.8373307063251">
            <text:p>11.84</text:p>
          </table:table-cell>
          <table:table-cell table:formula="oooc:=[.I16]/[.J16]" office:value-type="float" office:value="17.7559960594876">
            <text:p>17.76</text:p>
          </table:table-cell>
          <table:table-cell table:formula="oooc:=[.$D16]*[$globals.$C$30]/[.$K16]" office:value-type="float" office:value="710.4">
            <text:p>710.4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3000">
            <text:p>13,000</text:p>
          </table:table-cell>
          <table:table-cell table:formula="oooc:=CEILING(([.R17]-[.V17]/2);[.V17])" office:value-type="float" office:value="14.83">
            <text:p>14.83</text:p>
          </table:table-cell>
          <table:table-cell table:formula="oooc:=CEILING(([.T17]-[.W17]/2);[.W17])" office:value-type="float" office:value="890">
            <text:p>890</text:p>
          </table:table-cell>
          <table:table-cell table:formula="oooc:=[.F16]" office:value-type="float" office:value="3.20531561461794">
            <text:p>3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8">
            <text:p>1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915.2495748673">
            <text:p>5915.25</text:p>
          </table:table-cell>
          <table:table-cell table:formula="oooc:=[.AA12]/[.M17]" office:value-type="float" office:value="4.05730978824142">
            <text:p>4.06</text:p>
          </table:table-cell>
          <table:table-cell table:formula="oooc:=([.D17]/[.C17])/([.R17]/[.Q17])" office:value-type="float" office:value="0.97496475583411">
            <text:p>0.97</text:p>
          </table:table-cell>
          <table:table-cell/>
          <table:table-cell table:formula="oooc:=[.I17]^[$globals.$C$19]*[$globals.$C$28]/[.R17]*[.K17]*[.Y17]" office:value-type="float" office:value="12675.5348032871">
            <text:p>12675.53</text:p>
          </table:table-cell>
          <table:table-cell table:formula="oooc:=[.S17]/[.H17]" office:value-type="float" office:value="14.8311618451926">
            <text:p>14.83</text:p>
          </table:table-cell>
          <table:table-cell table:formula="oooc:=[.I17]/[.J17]" office:value-type="float" office:value="22.246742767789">
            <text:p>22.25</text:p>
          </table:table-cell>
          <table:table-cell table:formula="oooc:=[.$D17]*[$globals.$C$30]/[.$K17]" office:value-type="float" office:value="889.8">
            <text:p>889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9000">
            <text:p>19,000</text:p>
          </table:table-cell>
          <table:table-cell table:formula="oooc:=CEILING(([.R18]-[.V18]/2);[.V18])" office:value-type="float" office:value="18.58">
            <text:p>18.5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20531561461794">
            <text:p>3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8">
            <text:p>1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976.92611099333">
            <text:p>8976.93</text:p>
          </table:table-cell>
          <table:table-cell table:formula="oooc:=[.AA12]/[.M18]" office:value-type="float" office:value="2.6735209472883">
            <text:p>2.67</text:p>
          </table:table-cell>
          <table:table-cell table:formula="oooc:=([.D18]/[.C18])/([.R18]/[.Q18])" office:value-type="float" office:value="1.01231672205911">
            <text:p>1.01</text:p>
          </table:table-cell>
          <table:table-cell/>
          <table:table-cell table:formula="oooc:=[.I18]^[$globals.$C$19]*[$globals.$C$28]/[.R18]*[.K18]*[.Y18]" office:value-type="float" office:value="19236.2702378429">
            <text:p>19236.27</text:p>
          </table:table-cell>
          <table:table-cell table:formula="oooc:=[.S18]/[.H18]" office:value-type="float" office:value="18.5821759259259">
            <text:p>18.58</text:p>
          </table:table-cell>
          <table:table-cell table:formula="oooc:=[.I18]/[.J18]" office:value-type="float" office:value="27.8732638888889">
            <text:p>27.87</text:p>
          </table:table-cell>
          <table:table-cell table:formula="oooc:=[.$D18]*[$globals.$C$30]/[.$K18]" office:value-type="float" office:value="1114.8">
            <text:p>1114.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105412395932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9.3402777777778">
            <text:p>29.34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1000">
            <text:p>71,000</text:p>
          </table:table-cell>
          <table:table-cell table:formula="oooc:=CEILING(([.R21]-[.V21]/2);[.V21])" office:value-type="float" office:value="5.87">
            <text:p>5.87</text:p>
          </table:table-cell>
          <table:table-cell table:formula="oooc:=CEILING(([.T21]-[.W21]/2);[.W21])" office:value-type="float" office:value="350">
            <text:p>350</text:p>
          </table:table-cell>
          <table:table-cell table:formula="oooc:=[.F20]" office:value-type="float" office:value="9.13105412395932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8">
            <text:p>1.8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4546.7363094658">
            <text:p>34546.74</text:p>
          </table:table-cell>
          <table:table-cell table:formula="oooc:=[.AA20]/[.M21]" office:value-type="float" office:value="20.8413319727317">
            <text:p>20.84</text:p>
          </table:table-cell>
          <table:table-cell table:formula="oooc:=([.D21]/[.C21])/([.R21]/[.Q21])" office:value-type="float" office:value="0.993336698727115">
            <text:p>0.99</text:p>
          </table:table-cell>
          <table:table-cell/>
          <table:table-cell table:formula="oooc:=[.I21]^[$globals.$C$19]*[$globals.$C$28]/[.R21]*[.K21]*[.Y21]" office:value-type="float" office:value="70503.5434887058">
            <text:p>70503.54</text:p>
          </table:table-cell>
          <table:table-cell table:formula="oooc:=[.S21]/[.H21]" office:value-type="float" office:value="5.86805555555556">
            <text:p>5.87</text:p>
          </table:table-cell>
          <table:table-cell table:formula="oooc:=[.I21]/[.J21]" office:value-type="float" office:value="29.3402777777778">
            <text:p>29.34</text:p>
          </table:table-cell>
          <table:table-cell table:formula="oooc:=[.$D21]*[$globals.$C$30]/[.$K21]" office:value-type="float" office:value="352.2">
            <text:p>352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10000">
            <text:p>110,000</text:p>
          </table:table-cell>
          <table:table-cell table:formula="oooc:=CEILING(([.R22]-[.V22]/2);[.V22])" office:value-type="float" office:value="7.35">
            <text:p>7.35</text:p>
          </table:table-cell>
          <table:table-cell table:formula="oooc:=CEILING(([.T22]-[.W22]/2);[.W22])" office:value-type="float" office:value="440">
            <text:p>440</text:p>
          </table:table-cell>
          <table:table-cell table:formula="oooc:=[.F21]" office:value-type="float" office:value="9.13105412395932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.8">
            <text:p>1.8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2427.7962072298">
            <text:p>52427.8</text:p>
          </table:table-cell>
          <table:table-cell table:formula="oooc:=[.AA20]/[.M22]" office:value-type="float" office:value="13.7331730892155">
            <text:p>13.73</text:p>
          </table:table-cell>
          <table:table-cell table:formula="oooc:=([.D22]/[.C22])/([.R22]/[.Q22])" office:value-type="float" office:value="0.972399140719463">
            <text:p>0.97</text:p>
          </table:table-cell>
          <table:table-cell/>
          <table:table-cell table:formula="oooc:=[.I22]^[$globals.$C$19]*[$globals.$C$28]/[.R22]*[.K22]*[.Y22]" office:value-type="float" office:value="106995.502463734">
            <text:p>106995.5</text:p>
          </table:table-cell>
          <table:table-cell table:formula="oooc:=[.S22]/[.H22]" office:value-type="float" office:value="7.35217117948078">
            <text:p>7.35</text:p>
          </table:table-cell>
          <table:table-cell table:formula="oooc:=[.I22]/[.J22]" office:value-type="float" office:value="36.7608558974039">
            <text:p>36.76</text:p>
          </table:table-cell>
          <table:table-cell table:formula="oooc:=[.$D22]*[$globals.$C$30]/[.$K22]" office:value-type="float" office:value="441">
            <text:p>441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60000">
            <text:p>160,000</text:p>
          </table:table-cell>
          <table:table-cell table:formula="oooc:=CEILING(([.R23]-[.V23]/2);[.V23])" office:value-type="float" office:value="9.21">
            <text:p>9.21</text:p>
          </table:table-cell>
          <table:table-cell table:formula="oooc:=CEILING(([.T23]-[.W23]/2);[.W23])" office:value-type="float" office:value="550">
            <text:p>550</text:p>
          </table:table-cell>
          <table:table-cell table:formula="oooc:=[.F22]" office:value-type="float" office:value="9.13105412395932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.8">
            <text:p>1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9563.9214808745">
            <text:p>79563.92</text:p>
          </table:table-cell>
          <table:table-cell table:formula="oooc:=[.AA20]/[.M23]" office:value-type="float" office:value="9.04932771787868">
            <text:p>9.05</text:p>
          </table:table-cell>
          <table:table-cell table:formula="oooc:=([.D23]/[.C23])/([.R23]/[.Q23])" office:value-type="float" office:value="1.01466515013842">
            <text:p>1.01</text:p>
          </table:table-cell>
          <table:table-cell/>
          <table:table-cell table:formula="oooc:=[.I23]^[$globals.$C$19]*[$globals.$C$28]/[.R23]*[.K23]*[.Y23]" office:value-type="float" office:value="162375.349960968">
            <text:p>162375.35</text:p>
          </table:table-cell>
          <table:table-cell table:formula="oooc:=[.S23]/[.H23]" office:value-type="float" office:value="9.21164098407556">
            <text:p>9.21</text:p>
          </table:table-cell>
          <table:table-cell table:formula="oooc:=[.I23]/[.J23]" office:value-type="float" office:value="46.0582049203778">
            <text:p>46.06</text:p>
          </table:table-cell>
          <table:table-cell table:formula="oooc:=[.$D23]*[$globals.$C$30]/[.$K23]" office:value-type="float" office:value="552.6">
            <text:p>552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11.54">
            <text:p>11.54</text:p>
          </table:table-cell>
          <table:table-cell table:formula="oooc:=CEILING(([.T24]-[.W24]/2);[.W24])" office:value-type="float" office:value="690">
            <text:p>690</text:p>
          </table:table-cell>
          <table:table-cell table:formula="oooc:=[.F23]" office:value-type="float" office:value="9.13105412395932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.8">
            <text:p>1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20745.445343396">
            <text:p>120745.45</text:p>
          </table:table-cell>
          <table:table-cell table:formula="oooc:=[.AA20]/[.M24]" office:value-type="float" office:value="5.96295784037522">
            <text:p>5.96</text:p>
          </table:table-cell>
          <table:table-cell table:formula="oooc:=([.D24]/[.C24])/([.R24]/[.Q24])" office:value-type="float" office:value="0.985557758525132">
            <text:p>0.99</text:p>
          </table:table-cell>
          <table:table-cell/>
          <table:table-cell table:formula="oooc:=[.I24]^[$globals.$C$19]*[$globals.$C$28]/[.R24]*[.K24]*[.Y24]" office:value-type="float" office:value="246419.276211012">
            <text:p>246419.28</text:p>
          </table:table-cell>
          <table:table-cell table:formula="oooc:=[.S24]/[.H24]" office:value-type="float" office:value="11.541397438667">
            <text:p>11.54</text:p>
          </table:table-cell>
          <table:table-cell table:formula="oooc:=[.I24]/[.J24]" office:value-type="float" office:value="57.7069871933348">
            <text:p>57.71</text:p>
          </table:table-cell>
          <table:table-cell table:formula="oooc:=[.$D24]*[$globals.$C$30]/[.$K24]" office:value-type="float" office:value="692.4">
            <text:p>69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70000">
            <text:p>370,000</text:p>
          </table:table-cell>
          <table:table-cell table:formula="oooc:=CEILING(([.R25]-[.V25]/2);[.V25])" office:value-type="float" office:value="14.46">
            <text:p>14.46</text:p>
          </table:table-cell>
          <table:table-cell table:formula="oooc:=CEILING(([.T25]-[.W25]/2);[.W25])" office:value-type="float" office:value="870">
            <text:p>870</text:p>
          </table:table-cell>
          <table:table-cell table:formula="oooc:=[.F24]" office:value-type="float" office:value="9.13105412395932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.8">
            <text:p>1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83242.131607095">
            <text:p>183242.13</text:p>
          </table:table-cell>
          <table:table-cell table:formula="oooc:=[.AA20]/[.M25]" office:value-type="float" office:value="3.92922737628818">
            <text:p>3.93</text:p>
          </table:table-cell>
          <table:table-cell table:formula="oooc:=([.D25]/[.C25])/([.R25]/[.Q25])" office:value-type="float" office:value="1.01068549792121">
            <text:p>1.01</text:p>
          </table:table-cell>
          <table:table-cell/>
          <table:table-cell table:formula="oooc:=[.I25]^[$globals.$C$19]*[$globals.$C$28]/[.R25]*[.K25]*[.Y25]" office:value-type="float" office:value="373963.533892031">
            <text:p>373963.53</text:p>
          </table:table-cell>
          <table:table-cell table:formula="oooc:=[.S25]/[.H25]" office:value-type="float" office:value="14.4603827990628">
            <text:p>14.46</text:p>
          </table:table-cell>
          <table:table-cell table:formula="oooc:=[.I25]/[.J25]" office:value-type="float" office:value="72.3019139953141">
            <text:p>72.3</text:p>
          </table:table-cell>
          <table:table-cell table:formula="oooc:=[.$D25]*[$globals.$C$30]/[.$K25]" office:value-type="float" office:value="867.6">
            <text:p>8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570000">
            <text:p>570,000</text:p>
          </table:table-cell>
          <table:table-cell table:formula="oooc:=CEILING(([.R26]-[.V26]/2);[.V26])" office:value-type="float" office:value="18.12">
            <text:p>18.12</text:p>
          </table:table-cell>
          <table:table-cell table:formula="oooc:=CEILING(([.T26]-[.W26]/2);[.W26])" office:value-type="float" office:value="1100">
            <text:p>1100</text:p>
          </table:table-cell>
          <table:table-cell table:formula="oooc:=[.F25]" office:value-type="float" office:value="9.13105412395932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.8">
            <text:p>1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78086.504219006">
            <text:p>278086.5</text:p>
          </table:table-cell>
          <table:table-cell table:formula="oooc:=[.AA20]/[.M26]" office:value-type="float" office:value="2.58912241002881">
            <text:p>2.59</text:p>
          </table:table-cell>
          <table:table-cell table:formula="oooc:=([.D26]/[.C26])/([.R26]/[.Q26])" office:value-type="float" office:value="0.995785933673879">
            <text:p>1</text:p>
          </table:table-cell>
          <table:table-cell/>
          <table:table-cell table:formula="oooc:=[.I26]^[$globals.$C$19]*[$globals.$C$28]/[.R26]*[.K26]*[.Y26]" office:value-type="float" office:value="567523.477997972">
            <text:p>567523.48</text:p>
          </table:table-cell>
          <table:table-cell table:formula="oooc:=[.S26]/[.H26]" office:value-type="float" office:value="18.1176215277778">
            <text:p>18.12</text:p>
          </table:table-cell>
          <table:table-cell table:formula="oooc:=[.I26]/[.J26]" office:value-type="float" office:value="90.5881076388889">
            <text:p>90.59</text:p>
          </table:table-cell>
          <table:table-cell table:formula="oooc:=[.$D26]*[$globals.$C$30]/[.$K26]" office:value-type="float" office:value="1087.2">
            <text:p>1087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268020923046">
            <text:p>46.83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95.3559027777778">
            <text:p>95.3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700000">
            <text:p>3,700,000</text:p>
          </table:table-cell>
          <table:table-cell table:formula="oooc:=CEILING(([.R29]-[.V29]/2);[.V29])" office:value-type="float" office:value="3.18">
            <text:p>3.18</text:p>
          </table:table-cell>
          <table:table-cell table:formula="oooc:=CEILING(([.T29]-[.W29]/2);[.W29])" office:value-type="float" office:value="190">
            <text:p>190</text:p>
          </table:table-cell>
          <table:table-cell table:formula="oooc:=[.F28]" office:value-type="float" office:value="46.8268020923046">
            <text:p>46.83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8">
            <text:p>1.8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070186.05407816">
            <text:p>1070186.05</text:p>
          </table:table-cell>
          <table:table-cell table:formula="oooc:=[.AA28]/[.M29]" office:value-type="float" office:value="20.1834063504087">
            <text:p>20.18</text:p>
          </table:table-cell>
          <table:table-cell table:formula="oooc:=([.D29]/[.C29])/([.R29]/[.Q29])" office:value-type="float" office:value="1.01238448695424">
            <text:p>1.01</text:p>
          </table:table-cell>
          <table:table-cell/>
          <table:table-cell table:formula="oooc:=[.I29]^[$globals.$C$19]*[$globals.$C$28]/[.R29]*[.K29]*[.Y29]" office:value-type="float" office:value="3744091.15129386">
            <text:p>3744091.15</text:p>
          </table:table-cell>
          <table:table-cell table:formula="oooc:=[.S29]/[.H29]" office:value-type="float" office:value="3.17853009259259">
            <text:p>3.18</text:p>
          </table:table-cell>
          <table:table-cell table:formula="oooc:=[.I29]/[.J29]" office:value-type="float" office:value="95.3559027777778">
            <text:p>95.36</text:p>
          </table:table-cell>
          <table:table-cell table:formula="oooc:=[.$D29]*[$globals.$C$30]/[.$K29]" office:value-type="float" office:value="190.8">
            <text:p>190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700000">
            <text:p>5,700,000</text:p>
          </table:table-cell>
          <table:table-cell table:formula="oooc:=CEILING(([.R30]-[.V30]/2);[.V30])" office:value-type="float" office:value="3.98">
            <text:p>3.98</text:p>
          </table:table-cell>
          <table:table-cell table:formula="oooc:=CEILING(([.T30]-[.W30]/2);[.W30])" office:value-type="float" office:value="240">
            <text:p>240</text:p>
          </table:table-cell>
          <table:table-cell table:formula="oooc:=[.F29]" office:value-type="float" office:value="46.8268020923046">
            <text:p>46.83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.8">
            <text:p>1.8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624104.10767676">
            <text:p>1624104.11</text:p>
          </table:table-cell>
          <table:table-cell table:formula="oooc:=[.AA28]/[.M30]" office:value-type="float" office:value="13.2996400279403">
            <text:p>13.3</text:p>
          </table:table-cell>
          <table:table-cell table:formula="oooc:=([.D30]/[.C30])/([.R30]/[.Q30])" office:value-type="float" office:value="0.996234291308854">
            <text:p>1</text:p>
          </table:table-cell>
          <table:table-cell/>
          <table:table-cell table:formula="oooc:=[.I30]^[$globals.$C$19]*[$globals.$C$28]/[.R30]*[.K30]*[.Y30]" office:value-type="float" office:value="5681996.87816941">
            <text:p>5681996.88</text:p>
          </table:table-cell>
          <table:table-cell table:formula="oooc:=[.S30]/[.H30]" office:value-type="float" office:value="3.98242605555209">
            <text:p>3.98</text:p>
          </table:table-cell>
          <table:table-cell table:formula="oooc:=[.I30]/[.J30]" office:value-type="float" office:value="119.472781666563">
            <text:p>119.47</text:p>
          </table:table-cell>
          <table:table-cell table:formula="oooc:=[.$D30]*[$globals.$C$30]/[.$K30]" office:value-type="float" office:value="238.8">
            <text:p>23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8600000">
            <text:p>8,600,000</text:p>
          </table:table-cell>
          <table:table-cell table:formula="oooc:=CEILING(([.R31]-[.V31]/2);[.V31])" office:value-type="float" office:value="4.99">
            <text:p>4.99</text:p>
          </table:table-cell>
          <table:table-cell table:formula="oooc:=CEILING(([.T31]-[.W31]/2);[.W31])" office:value-type="float" office:value="300">
            <text:p>300</text:p>
          </table:table-cell>
          <table:table-cell table:formula="oooc:=[.F30]" office:value-type="float" office:value="46.8268020923046">
            <text:p>46.83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.8">
            <text:p>1.8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464724.84155532">
            <text:p>2464724.84</text:p>
          </table:table-cell>
          <table:table-cell table:formula="oooc:=[.AA28]/[.M31]" office:value-type="float" office:value="8.76365573788337">
            <text:p>8.76</text:p>
          </table:table-cell>
          <table:table-cell table:formula="oooc:=([.D31]/[.C31])/([.R31]/[.Q31])" office:value-type="float" office:value="1.00274048283441">
            <text:p>1</text:p>
          </table:table-cell>
          <table:table-cell/>
          <table:table-cell table:formula="oooc:=[.I31]^[$globals.$C$19]*[$globals.$C$28]/[.R31]*[.K31]*[.Y31]" office:value-type="float" office:value="8622944.0520886">
            <text:p>8622944.05</text:p>
          </table:table-cell>
          <table:table-cell table:formula="oooc:=[.S31]/[.H31]" office:value-type="float" office:value="4.98963886637426">
            <text:p>4.99</text:p>
          </table:table-cell>
          <table:table-cell table:formula="oooc:=[.I31]/[.J31]" office:value-type="float" office:value="149.689165991228">
            <text:p>149.69</text:p>
          </table:table-cell>
          <table:table-cell table:formula="oooc:=[.$D31]*[$globals.$C$30]/[.$K31]" office:value-type="float" office:value="299.4">
            <text:p>29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3000000">
            <text:p>13,000,000</text:p>
          </table:table-cell>
          <table:table-cell table:formula="oooc:=CEILING(([.R32]-[.V32]/2);[.V32])" office:value-type="float" office:value="6.25">
            <text:p>6.25</text:p>
          </table:table-cell>
          <table:table-cell table:formula="oooc:=CEILING(([.T32]-[.W32]/2);[.W32])" office:value-type="float" office:value="370">
            <text:p>370</text:p>
          </table:table-cell>
          <table:table-cell table:formula="oooc:=[.F31]" office:value-type="float" office:value="46.8268020923046">
            <text:p>46.83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.8">
            <text:p>1.8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740442.81759122">
            <text:p>3740442.82</text:p>
          </table:table-cell>
          <table:table-cell table:formula="oooc:=[.AA28]/[.M32]" office:value-type="float" office:value="5.77471734052869">
            <text:p>5.77</text:p>
          </table:table-cell>
          <table:table-cell table:formula="oooc:=([.D32]/[.C32])/([.R32]/[.Q32])" office:value-type="float" office:value="1.00636680616315">
            <text:p>1.01</text:p>
          </table:table-cell>
          <table:table-cell/>
          <table:table-cell table:formula="oooc:=[.I32]^[$globals.$C$19]*[$globals.$C$28]/[.R32]*[.K32]*[.Y32]" office:value-type="float" office:value="13086097.3210188">
            <text:p>13086097.32</text:p>
          </table:table-cell>
          <table:table-cell table:formula="oooc:=[.S32]/[.H32]" office:value-type="float" office:value="6.25159027927794">
            <text:p>6.25</text:p>
          </table:table-cell>
          <table:table-cell table:formula="oooc:=[.I32]/[.J32]" office:value-type="float" office:value="187.547708378338">
            <text:p>187.55</text:p>
          </table:table-cell>
          <table:table-cell table:formula="oooc:=[.$D32]*[$globals.$C$30]/[.$K32]" office:value-type="float" office:value="375">
            <text:p>375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0000000">
            <text:p>20,000,000</text:p>
          </table:table-cell>
          <table:table-cell table:formula="oooc:=CEILING(([.R33]-[.V33]/2);[.V33])" office:value-type="float" office:value="7.83">
            <text:p>7.83</text:p>
          </table:table-cell>
          <table:table-cell table:formula="oooc:=CEILING(([.T33]-[.W33]/2);[.W33])" office:value-type="float" office:value="470">
            <text:p>470</text:p>
          </table:table-cell>
          <table:table-cell table:formula="oooc:=[.F32]" office:value-type="float" office:value="46.8268020923046">
            <text:p>46.83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.8">
            <text:p>1.8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676460.20187835">
            <text:p>5676460.2</text:p>
          </table:table-cell>
          <table:table-cell table:formula="oooc:=[.AA28]/[.M33]" office:value-type="float" office:value="3.80518830958289">
            <text:p>3.81</text:p>
          </table:table-cell>
          <table:table-cell table:formula="oooc:=([.D33]/[.C33])/([.R33]/[.Q33])" office:value-type="float" office:value="0.992623583459355">
            <text:p>0.99</text:p>
          </table:table-cell>
          <table:table-cell/>
          <table:table-cell table:formula="oooc:=[.I33]^[$globals.$C$19]*[$globals.$C$28]/[.R33]*[.K33]*[.Y33]" office:value-type="float" office:value="19859335.9832479">
            <text:p>19859335.98</text:p>
          </table:table-cell>
          <table:table-cell table:formula="oooc:=[.S33]/[.H33]" office:value-type="float" office:value="7.83270734949236">
            <text:p>7.83</text:p>
          </table:table-cell>
          <table:table-cell table:formula="oooc:=[.I33]/[.J33]" office:value-type="float" office:value="234.981220484771">
            <text:p>234.98</text:p>
          </table:table-cell>
          <table:table-cell table:formula="oooc:=[.$D33]*[$globals.$C$30]/[.$K33]" office:value-type="float" office:value="469.8">
            <text:p>469.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0000000">
            <text:p>30,000,000</text:p>
          </table:table-cell>
          <table:table-cell table:formula="oooc:=CEILING(([.R34]-[.V34]/2);[.V34])" office:value-type="float" office:value="9.81">
            <text:p>9.81</text:p>
          </table:table-cell>
          <table:table-cell table:formula="oooc:=CEILING(([.T34]-[.W34]/2);[.W34])" office:value-type="float" office:value="590">
            <text:p>590</text:p>
          </table:table-cell>
          <table:table-cell table:formula="oooc:=[.F33]" office:value-type="float" office:value="46.8268020923046">
            <text:p>46.83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.8">
            <text:p>1.8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8614541.64516793">
            <text:p>8614541.65</text:p>
          </table:table-cell>
          <table:table-cell table:formula="oooc:=[.AA28]/[.M34]" office:value-type="float" office:value="2.50738819193194">
            <text:p>2.51</text:p>
          </table:table-cell>
          <table:table-cell table:formula="oooc:=([.D34]/[.C34])/([.R34]/[.Q34])" office:value-type="float" office:value="1.0042313148054">
            <text:p>1</text:p>
          </table:table-cell>
          <table:table-cell/>
          <table:table-cell table:formula="oooc:=[.I34]^[$globals.$C$19]*[$globals.$C$28]/[.R34]*[.K34]*[.Y34]" office:value-type="float" office:value="30138338.1172056">
            <text:p>30138338.12</text:p>
          </table:table-cell>
          <table:table-cell table:formula="oooc:=[.S34]/[.H34]" office:value-type="float" office:value="9.81371166087963">
            <text:p>9.81</text:p>
          </table:table-cell>
          <table:table-cell table:formula="oooc:=[.I34]/[.J34]" office:value-type="float" office:value="294.411349826389">
            <text:p>294.41</text:p>
          </table:table-cell>
          <table:table-cell table:formula="oooc:=[.$D34]*[$globals.$C$30]/[.$K34]" office:value-type="float" office:value="588.6">
            <text:p>588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84254556092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99000000">
            <text:p>99,000,000</text:p>
          </table:table-cell>
          <table:table-cell table:formula="oooc:=CEILING(([.R37]-[.V37]/2);[.V37])" office:value-type="float" office:value="3.44">
            <text:p>3.44</text:p>
          </table:table-cell>
          <table:table-cell table:formula="oooc:=CEILING(([.T37]-[.W37]/2);[.W37])" office:value-type="float" office:value="210">
            <text:p>210</text:p>
          </table:table-cell>
          <table:table-cell table:formula="oooc:=[.F36]" office:value-type="float" office:value="120.184254556092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style-name="ce12" office:value-type="float" office:value="1.8">
            <text:p>1.8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3152138.6009935">
            <text:p>33152138.6</text:p>
          </table:table-cell>
          <table:table-cell table:formula="oooc:=[.AA36]/[.M37]" office:value-type="float" office:value="19.5462503278923">
            <text:p>19.55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19]*[$globals.$C$28]/[.R37]*[.K37]*[.Y37]" office:value-type="float" office:value="99414992.8892766">
            <text:p>99414992.89</text:p>
          </table:table-cell>
          <table:table-cell table:formula="oooc:=[.S37]/[.H37]" office:value-type="float" office:value="3.44340760030864">
            <text:p>3.44</text:p>
          </table:table-cell>
          <table:table-cell table:formula="oooc:=[.I37]/[.J37]" office:value-type="float" office:value="309.906684027778">
            <text:p>309.91</text:p>
          </table:table-cell>
          <table:table-cell table:formula="oooc:=[.$D37]*[$globals.$C$30]/[.$K37]" office:value-type="float" office:value="206.4">
            <text:p>20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50000000">
            <text:p>150,000,000</text:p>
          </table:table-cell>
          <table:table-cell table:formula="oooc:=CEILING(([.R38]-[.V38]/2);[.V38])" office:value-type="float" office:value="4.31">
            <text:p>4.31</text:p>
          </table:table-cell>
          <table:table-cell table:formula="oooc:=CEILING(([.T38]-[.W38]/2);[.W38])" office:value-type="float" office:value="260">
            <text:p>260</text:p>
          </table:table-cell>
          <table:table-cell table:formula="oooc:=[.F37]" office:value-type="float" office:value="120.184254556092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.8">
            <text:p>1.8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0311368.0793772">
            <text:p>50311368.08</text:p>
          </table:table-cell>
          <table:table-cell table:formula="oooc:=[.AA36]/[.M38]" office:value-type="float" office:value="12.8797928726096">
            <text:p>12.88</text:p>
          </table:table-cell>
          <table:table-cell table:formula="oooc:=([.D38]/[.C38])/([.R38]/[.Q38])" office:value-type="float" office:value="1.00480698965013">
            <text:p>1</text:p>
          </table:table-cell>
          <table:table-cell/>
          <table:table-cell table:formula="oooc:=[.I38]^[$globals.$C$19]*[$globals.$C$28]/[.R38]*[.K38]*[.Y38]" office:value-type="float" office:value="150871241.220956">
            <text:p>150871241.22</text:p>
          </table:table-cell>
          <table:table-cell table:formula="oooc:=[.S38]/[.H38]" office:value-type="float" office:value="4.31429489351477">
            <text:p>4.31</text:p>
          </table:table-cell>
          <table:table-cell table:formula="oooc:=[.I38]/[.J38]" office:value-type="float" office:value="388.286540416329">
            <text:p>388.29</text:p>
          </table:table-cell>
          <table:table-cell table:formula="oooc:=[.$D38]*[$globals.$C$30]/[.$K38]" office:value-type="float" office:value="258.6">
            <text:p>258.6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30000000">
            <text:p>230,000,000</text:p>
          </table:table-cell>
          <table:table-cell table:formula="oooc:=CEILING(([.R39]-[.V39]/2);[.V39])" office:value-type="float" office:value="5.41">
            <text:p>5.41</text:p>
          </table:table-cell>
          <table:table-cell table:formula="oooc:=CEILING(([.T39]-[.W39]/2);[.W39])" office:value-type="float" office:value="320">
            <text:p>320</text:p>
          </table:table-cell>
          <table:table-cell table:formula="oooc:=[.F38]" office:value-type="float" office:value="120.184254556092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.8">
            <text:p>1.8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76352050.4207449">
            <text:p>76352050.42</text:p>
          </table:table-cell>
          <table:table-cell table:formula="oooc:=[.AA36]/[.M39]" office:value-type="float" office:value="8.48700193942582">
            <text:p>8.49</text:p>
          </table:table-cell>
          <table:table-cell table:formula="oooc:=([.D39]/[.C39])/([.R39]/[.Q39])" office:value-type="float" office:value="0.996320920673499">
            <text:p>1</text:p>
          </table:table-cell>
          <table:table-cell/>
          <table:table-cell table:formula="oooc:=[.I39]^[$globals.$C$19]*[$globals.$C$28]/[.R39]*[.K39]*[.Y39]" office:value-type="float" office:value="228960750.949339">
            <text:p>228960750.95</text:p>
          </table:table-cell>
          <table:table-cell table:formula="oooc:=[.S39]/[.H39]" office:value-type="float" office:value="5.40544210523878">
            <text:p>5.41</text:p>
          </table:table-cell>
          <table:table-cell table:formula="oooc:=[.I39]/[.J39]" office:value-type="float" office:value="486.489789471491">
            <text:p>486.49</text:p>
          </table:table-cell>
          <table:table-cell table:formula="oooc:=[.$D39]*[$globals.$C$30]/[.$K39]" office:value-type="float" office:value="324.6">
            <text:p>324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50000000">
            <text:p>350,000,000</text:p>
          </table:table-cell>
          <table:table-cell table:formula="oooc:=CEILING(([.R40]-[.V40]/2);[.V40])" office:value-type="float" office:value="6.77">
            <text:p>6.77</text:p>
          </table:table-cell>
          <table:table-cell table:formula="oooc:=CEILING(([.T40]-[.W40]/2);[.W40])" office:value-type="float" office:value="410">
            <text:p>410</text:p>
          </table:table-cell>
          <table:table-cell table:formula="oooc:=[.F39]" office:value-type="float" office:value="120.184254556092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.8">
            <text:p>1.8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15871140.579092">
            <text:p>115871140.58</text:p>
          </table:table-cell>
          <table:table-cell table:formula="oooc:=[.AA36]/[.M40]" office:value-type="float" office:value="5.59241927507983">
            <text:p>5.59</text:p>
          </table:table-cell>
          <table:table-cell table:formula="oooc:=([.D40]/[.C40])/([.R40]/[.Q40])" office:value-type="float" office:value="0.992392855954345">
            <text:p>0.99</text:p>
          </table:table-cell>
          <table:table-cell/>
          <table:table-cell table:formula="oooc:=[.I40]^[$globals.$C$19]*[$globals.$C$28]/[.R40]*[.K40]*[.Y40]" office:value-type="float" office:value="347468643.13597">
            <text:p>347468643.14</text:p>
          </table:table-cell>
          <table:table-cell table:formula="oooc:=[.S40]/[.H40]" office:value-type="float" office:value="6.77255613588443">
            <text:p>6.77</text:p>
          </table:table-cell>
          <table:table-cell table:formula="oooc:=[.I40]/[.J40]" office:value-type="float" office:value="609.530052229599">
            <text:p>609.53</text:p>
          </table:table-cell>
          <table:table-cell table:formula="oooc:=[.$D40]*[$globals.$C$30]/[.$K40]" office:value-type="float" office:value="406.2">
            <text:p>406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30000000">
            <text:p>530,000,000</text:p>
          </table:table-cell>
          <table:table-cell table:formula="oooc:=CEILING(([.R41]-[.V41]/2);[.V41])" office:value-type="float" office:value="8.49">
            <text:p>8.49</text:p>
          </table:table-cell>
          <table:table-cell table:formula="oooc:=CEILING(([.T41]-[.W41]/2);[.W41])" office:value-type="float" office:value="510">
            <text:p>510</text:p>
          </table:table-cell>
          <table:table-cell table:formula="oooc:=[.F40]" office:value-type="float" office:value="120.184254556092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.8">
            <text:p>1.8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75844933.372632">
            <text:p>175844933.37</text:p>
          </table:table-cell>
          <table:table-cell table:formula="oooc:=[.AA36]/[.M41]" office:value-type="float" office:value="3.68506494655053">
            <text:p>3.69</text:p>
          </table:table-cell>
          <table:table-cell table:formula="oooc:=([.D41]/[.C41])/([.R41]/[.Q41])" office:value-type="float" office:value="0.995469618002571">
            <text:p>1</text:p>
          </table:table-cell>
          <table:table-cell/>
          <table:table-cell table:formula="oooc:=[.I41]^[$globals.$C$19]*[$globals.$C$28]/[.R41]*[.K41]*[.Y41]" office:value-type="float" office:value="527315085.498939">
            <text:p>527315085.5</text:p>
          </table:table-cell>
          <table:table-cell table:formula="oooc:=[.S41]/[.H41]" office:value-type="float" office:value="8.48543296195006">
            <text:p>8.49</text:p>
          </table:table-cell>
          <table:table-cell table:formula="oooc:=[.I41]/[.J41]" office:value-type="float" office:value="763.688966575505">
            <text:p>763.69</text:p>
          </table:table-cell>
          <table:table-cell table:formula="oooc:=[.$D41]*[$globals.$C$30]/[.$K41]" office:value-type="float" office:value="509.4">
            <text:p>509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00000000">
            <text:p>800,000,000</text:p>
          </table:table-cell>
          <table:table-cell table:formula="oooc:=CEILING(([.R42]-[.V42]/2);[.V42])" office:value-type="float" office:value="10.63">
            <text:p>10.63</text:p>
          </table:table-cell>
          <table:table-cell table:formula="oooc:=CEILING(([.T42]-[.W42]/2);[.W42])" office:value-type="float" office:value="640">
            <text:p>640</text:p>
          </table:table-cell>
          <table:table-cell table:formula="oooc:=[.F41]" office:value-type="float" office:value="120.184254556092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.8">
            <text:p>1.8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66860587.013199">
            <text:p>266860587.01</text:p>
          </table:table-cell>
          <table:table-cell table:formula="oooc:=[.AA36]/[.M42]" office:value-type="float" office:value="2.42823418494522">
            <text:p>2.43</text:p>
          </table:table-cell>
          <table:table-cell table:formula="oooc:=([.D42]/[.C42])/([.R42]/[.Q42])" office:value-type="float" office:value="1.0001672989559">
            <text:p>1</text:p>
          </table:table-cell>
          <table:table-cell/>
          <table:table-cell table:formula="oooc:=[.I42]^[$globals.$C$19]*[$globals.$C$28]/[.R42]*[.K42]*[.Y42]" office:value-type="float" office:value="800248324.237832">
            <text:p>800248324.24</text:p>
          </table:table-cell>
          <table:table-cell table:formula="oooc:=[.S42]/[.H42]" office:value-type="float" office:value="10.6315209659529">
            <text:p>10.63</text:p>
          </table:table-cell>
          <table:table-cell table:formula="oooc:=[.I42]/[.J42]" office:value-type="float" office:value="956.836886935764">
            <text:p>956.84</text:p>
          </table:table-cell>
          <table:table-cell table:formula="oooc:=[.$D42]*[$globals.$C$30]/[.$K42]" office:value-type="float" office:value="637.8">
            <text:p>637.8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223439753063">
            <text:p>194.2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007.19672309028">
            <text:p>1007.2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700000000">
            <text:p>1,700,000,000</text:p>
          </table:table-cell>
          <table:table-cell table:formula="oooc:=CEILING(([.R45]-[.V45]/2);[.V45])" office:value-type="float" office:value="5.92">
            <text:p>5.92</text:p>
          </table:table-cell>
          <table:table-cell table:formula="oooc:=CEILING(([.T45]-[.W45]/2);[.W45])" office:value-type="float" office:value="360">
            <text:p>360</text:p>
          </table:table-cell>
          <table:table-cell table:formula="oooc:=[.F44]" office:value-type="float" office:value="194.223439753063">
            <text:p>194.2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8">
            <text:p>1.8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026984317.0085">
            <text:p>1026984317.01</text:p>
          </table:table-cell>
          <table:table-cell table:formula="oooc:=[.AA44]/[.M45]" office:value-type="float" office:value="18.9292082440234">
            <text:p>18.93</text:p>
          </table:table-cell>
          <table:table-cell table:formula="oooc:=([.D45]/[.C45])/([.R45]/[.Q45])" office:value-type="float" office:value="0.976899569305715">
            <text:p>0.98</text:p>
          </table:table-cell>
          <table:table-cell/>
          <table:table-cell table:formula="oooc:=[.I45]^[$globals.$C$19]*[$globals.$C$28]/[.R45]*[.K45]*[.Y45]" office:value-type="float" office:value="1662043994.92064">
            <text:p>1662043994.92</text:p>
          </table:table-cell>
          <table:table-cell table:formula="oooc:=[.S45]/[.H45]" office:value-type="float" office:value="5.9246866064134">
            <text:p>5.92</text:p>
          </table:table-cell>
          <table:table-cell table:formula="oooc:=[.I45]/[.J45]" office:value-type="float" office:value="1007.19672309028">
            <text:p>1007.2</text:p>
          </table:table-cell>
          <table:table-cell table:formula="oooc:=[.$D45]*[$globals.$C$30]/[.$K45]" office:value-type="float" office:value="355.2">
            <text:p>355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500000000">
            <text:p>2,500,000,000</text:p>
          </table:table-cell>
          <table:table-cell table:formula="oooc:=CEILING(([.R46]-[.V46]/2);[.V46])" office:value-type="float" office:value="7.42">
            <text:p>7.42</text:p>
          </table:table-cell>
          <table:table-cell table:formula="oooc:=CEILING(([.T46]-[.W46]/2);[.W46])" office:value-type="float" office:value="450">
            <text:p>450</text:p>
          </table:table-cell>
          <table:table-cell table:formula="oooc:=[.F45]" office:value-type="float" office:value="194.223439753063">
            <text:p>194.2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.8">
            <text:p>1.8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558541565.19526">
            <text:p>1558541565.2</text:p>
          </table:table-cell>
          <table:table-cell table:formula="oooc:=[.AA44]/[.M46]" office:value-type="float" office:value="12.473199582306">
            <text:p>12.47</text:p>
          </table:table-cell>
          <table:table-cell table:formula="oooc:=([.D46]/[.C46])/([.R46]/[.Q46])" office:value-type="float" office:value="1.00849607814228">
            <text:p>1.01</text:p>
          </table:table-cell>
          <table:table-cell/>
          <table:table-cell table:formula="oooc:=[.I46]^[$globals.$C$19]*[$globals.$C$28]/[.R46]*[.K46]*[.Y46]" office:value-type="float" office:value="2522302051.12816">
            <text:p>2522302051.13</text:p>
          </table:table-cell>
          <table:table-cell table:formula="oooc:=[.S46]/[.H46]" office:value-type="float" office:value="7.42312503737099">
            <text:p>7.42</text:p>
          </table:table-cell>
          <table:table-cell table:formula="oooc:=[.I46]/[.J46]" office:value-type="float" office:value="1261.93125635307">
            <text:p>1261.93</text:p>
          </table:table-cell>
          <table:table-cell table:formula="oooc:=[.$D46]*[$globals.$C$30]/[.$K46]" office:value-type="float" office:value="445.2">
            <text:p>445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800000000">
            <text:p>3,800,000,000</text:p>
          </table:table-cell>
          <table:table-cell table:formula="oooc:=CEILING(([.R47]-[.V47]/2);[.V47])" office:value-type="float" office:value="9.3">
            <text:p>9.3</text:p>
          </table:table-cell>
          <table:table-cell table:formula="oooc:=CEILING(([.T47]-[.W47]/2);[.W47])" office:value-type="float" office:value="560">
            <text:p>560</text:p>
          </table:table-cell>
          <table:table-cell table:formula="oooc:=[.F46]" office:value-type="float" office:value="194.223439753063">
            <text:p>194.2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.8">
            <text:p>1.8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365227754.9056">
            <text:p>2365227754.91</text:p>
          </table:table-cell>
          <table:table-cell table:formula="oooc:=[.AA44]/[.M47]" office:value-type="float" office:value="8.21908163375829">
            <text:p>8.22</text:p>
          </table:table-cell>
          <table:table-cell table:formula="oooc:=([.D47]/[.C47])/([.R47]/[.Q47])" office:value-type="float" office:value="1.00726293515359">
            <text:p>1.01</text:p>
          </table:table-cell>
          <table:table-cell/>
          <table:table-cell table:formula="oooc:=[.I47]^[$globals.$C$19]*[$globals.$C$28]/[.R47]*[.K47]*[.Y47]" office:value-type="float" office:value="3827821439.48548">
            <text:p>3827821439.49</text:p>
          </table:table-cell>
          <table:table-cell table:formula="oooc:=[.S47]/[.H47]" office:value-type="float" office:value="9.30054009283732">
            <text:p>9.3</text:p>
          </table:table-cell>
          <table:table-cell table:formula="oooc:=[.I47]/[.J47]" office:value-type="float" office:value="1581.09181578234">
            <text:p>1581.09</text:p>
          </table:table-cell>
          <table:table-cell table:formula="oooc:=[.$D47]*[$globals.$C$30]/[.$K47]" office:value-type="float" office:value="558">
            <text:p>55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800000000">
            <text:p>5,800,000,000</text:p>
          </table:table-cell>
          <table:table-cell table:formula="oooc:=CEILING(([.R48]-[.V48]/2);[.V48])" office:value-type="float" office:value="11.65">
            <text:p>11.65</text:p>
          </table:table-cell>
          <table:table-cell table:formula="oooc:=CEILING(([.T48]-[.W48]/2);[.W48])" office:value-type="float" office:value="700">
            <text:p>700</text:p>
          </table:table-cell>
          <table:table-cell table:formula="oooc:=[.F47]" office:value-type="float" office:value="194.223439753063">
            <text:p>194.2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.8">
            <text:p>1.8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589446991.66553">
            <text:p>3589446991.67</text:p>
          </table:table-cell>
          <table:table-cell table:formula="oooc:=[.AA44]/[.M48]" office:value-type="float" office:value="5.41587605141919">
            <text:p>5.42</text:p>
          </table:table-cell>
          <table:table-cell table:formula="oooc:=([.D48]/[.C48])/([.R48]/[.Q48])" office:value-type="float" office:value="1.00132398111041">
            <text:p>1</text:p>
          </table:table-cell>
          <table:table-cell/>
          <table:table-cell table:formula="oooc:=[.I48]^[$globals.$C$19]*[$globals.$C$28]/[.R48]*[.K48]*[.Y48]" office:value-type="float" office:value="5809065161.73633">
            <text:p>5809065161.74</text:p>
          </table:table-cell>
          <table:table-cell table:formula="oooc:=[.S48]/[.H48]" office:value-type="float" office:value="11.6527804102717">
            <text:p>11.65</text:p>
          </table:table-cell>
          <table:table-cell table:formula="oooc:=[.I48]/[.J48]" office:value-type="float" office:value="1980.9726697462">
            <text:p>1980.97</text:p>
          </table:table-cell>
          <table:table-cell table:formula="oooc:=[.$D48]*[$globals.$C$30]/[.$K48]" office:value-type="float" office:value="699">
            <text:p>69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8800000000">
            <text:p>8,800,000,000</text:p>
          </table:table-cell>
          <table:table-cell table:formula="oooc:=CEILING(([.R49]-[.V49]/2);[.V49])" office:value-type="float" office:value="14.6">
            <text:p>14.6</text:p>
          </table:table-cell>
          <table:table-cell table:formula="oooc:=CEILING(([.T49]-[.W49]/2);[.W49])" office:value-type="float" office:value="880">
            <text:p>880</text:p>
          </table:table-cell>
          <table:table-cell table:formula="oooc:=[.F48]" office:value-type="float" office:value="194.223439753063">
            <text:p>194.2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.8">
            <text:p>1.8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5447310382.37413">
            <text:p>5447310382.37</text:p>
          </table:table-cell>
          <table:table-cell table:formula="oooc:=[.AA44]/[.M49]" office:value-type="float" office:value="3.56873367504485">
            <text:p>3.57</text:p>
          </table:table-cell>
          <table:table-cell table:formula="oooc:=([.D49]/[.C49])/([.R49]/[.Q49])" office:value-type="float" office:value="1.00179775354804">
            <text:p>1</text:p>
          </table:table-cell>
          <table:table-cell/>
          <table:table-cell table:formula="oooc:=[.I49]^[$globals.$C$19]*[$globals.$C$28]/[.R49]*[.K49]*[.Y49]" office:value-type="float" office:value="8815781662.43686">
            <text:p>8815781662.44</text:p>
          </table:table-cell>
          <table:table-cell table:formula="oooc:=[.S49]/[.H49]" office:value-type="float" office:value="14.5999361257082">
            <text:p>14.6</text:p>
          </table:table-cell>
          <table:table-cell table:formula="oooc:=[.I49]/[.J49]" office:value-type="float" office:value="2481.98914137039">
            <text:p>2481.99</text:p>
          </table:table-cell>
          <table:table-cell table:formula="oooc:=[.$D49]*[$globals.$C$30]/[.$K49]" office:value-type="float" office:value="876">
            <text:p>87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3000000000">
            <text:p>13,000,000,000</text:p>
          </table:table-cell>
          <table:table-cell table:formula="oooc:=CEILING(([.R50]-[.V50]/2);[.V50])" office:value-type="float" office:value="18.29">
            <text:p>18.29</text:p>
          </table:table-cell>
          <table:table-cell table:formula="oooc:=CEILING(([.T50]-[.W50]/2);[.W50])" office:value-type="float" office:value="1100">
            <text:p>1100</text:p>
          </table:table-cell>
          <table:table-cell table:formula="oooc:=[.F49]" office:value-type="float" office:value="194.223439753063">
            <text:p>194.2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.8">
            <text:p>1.8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8266786073.40356">
            <text:p>8266786073.4</text:p>
          </table:table-cell>
          <table:table-cell table:formula="oooc:=[.AA44]/[.M50]" office:value-type="float" office:value="2.35157893616524">
            <text:p>2.35</text:p>
          </table:table-cell>
          <table:table-cell table:formula="oooc:=([.D50]/[.C50])/([.R50]/[.Q50])" office:value-type="float" office:value="1.02899533834693">
            <text:p>1.03</text:p>
          </table:table-cell>
          <table:table-cell/>
          <table:table-cell table:formula="oooc:=[.I50]^[$globals.$C$19]*[$globals.$C$28]/[.R50]*[.K50]*[.Y50]" office:value-type="float" office:value="13378745831.8901">
            <text:p>13378745831.89</text:p>
          </table:table-cell>
          <table:table-cell table:formula="oooc:=[.S50]/[.H50]" office:value-type="float" office:value="18.2924698973014">
            <text:p>18.29</text:p>
          </table:table-cell>
          <table:table-cell table:formula="oooc:=[.I50]/[.J50]" office:value-type="float" office:value="3109.71988254123">
            <text:p>3109.72</text:p>
          </table:table-cell>
          <table:table-cell table:formula="oooc:=[.$D50]*[$globals.$C$30]/[.$K50]" office:value-type="float" office:value="1097.4">
            <text:p>1097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937116767398">
            <text:p>341.94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273.3893500434">
            <text:p>3273.39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0000000000">
            <text:p>30,000,000,000</text:p>
          </table:table-cell>
          <table:table-cell table:formula="oooc:=CEILING(([.R53]-[.V53]/2);[.V53])" office:value-type="float" office:value="9.35">
            <text:p>9.35</text:p>
          </table:table-cell>
          <table:table-cell table:formula="oooc:=CEILING(([.T53]-[.W53]/2);[.W53])" office:value-type="float" office:value="560">
            <text:p>560</text:p>
          </table:table-cell>
          <table:table-cell table:formula="oooc:=[.F52]" office:value-type="float" office:value="341.937116767398">
            <text:p>341.94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8">
            <text:p>1.8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1813838620.6496">
            <text:p>31813838620.65</text:p>
          </table:table-cell>
          <table:table-cell table:formula="oooc:=[.AA52]/[.M53]" office:value-type="float" office:value="18.3316451357573">
            <text:p>18.33</text:p>
          </table:table-cell>
          <table:table-cell table:formula="oooc:=([.D53]/[.C53])/([.R53]/[.Q53])" office:value-type="float" office:value="1.00926820462072">
            <text:p>1.01</text:p>
          </table:table-cell>
          <table:table-cell/>
          <table:table-cell table:formula="oooc:=[.I53]^[$globals.$C$19]*[$globals.$C$28]/[.R53]*[.K53]*[.Y53]" office:value-type="float" office:value="30286274643.3268">
            <text:p>30286274643.33</text:p>
          </table:table-cell>
          <table:table-cell table:formula="oooc:=[.S53]/[.H53]" office:value-type="float" office:value="9.35254100012401">
            <text:p>9.35</text:p>
          </table:table-cell>
          <table:table-cell table:formula="oooc:=[.I53]/[.J53]" office:value-type="float" office:value="3273.3893500434">
            <text:p>3273.39</text:p>
          </table:table-cell>
          <table:table-cell table:formula="oooc:=[.$D53]*[$globals.$C$30]/[.$K53]" office:value-type="float" office:value="561">
            <text:p>56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6000000000">
            <text:p>46,000,000,000</text:p>
          </table:table-cell>
          <table:table-cell table:formula="oooc:=CEILING(([.R54]-[.V54]/2);[.V54])" office:value-type="float" office:value="11.72">
            <text:p>11.72</text:p>
          </table:table-cell>
          <table:table-cell table:formula="oooc:=CEILING(([.T54]-[.W54]/2);[.W54])" office:value-type="float" office:value="700">
            <text:p>700</text:p>
          </table:table-cell>
          <table:table-cell table:formula="oooc:=[.F53]" office:value-type="float" office:value="341.937116767398">
            <text:p>341.94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.8">
            <text:p>1.8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8280376844.6312">
            <text:p>48280376844.63</text:p>
          </table:table-cell>
          <table:table-cell table:formula="oooc:=[.AA52]/[.M54]" office:value-type="float" office:value="12.0794417549136">
            <text:p>12.08</text:p>
          </table:table-cell>
          <table:table-cell table:formula="oooc:=([.D54]/[.C54])/([.R54]/[.Q54])" office:value-type="float" office:value="0.99935364269204">
            <text:p>1</text:p>
          </table:table-cell>
          <table:table-cell/>
          <table:table-cell table:formula="oooc:=[.I54]^[$globals.$C$19]*[$globals.$C$28]/[.R54]*[.K54]*[.Y54]" office:value-type="float" office:value="45962160380.4426">
            <text:p>45962160380.44</text:p>
          </table:table-cell>
          <table:table-cell table:formula="oooc:=[.S54]/[.H54]" office:value-type="float" office:value="11.7179330947071">
            <text:p>11.72</text:p>
          </table:table-cell>
          <table:table-cell table:formula="oooc:=[.I54]/[.J54]" office:value-type="float" office:value="4101.27658314747">
            <text:p>4101.28</text:p>
          </table:table-cell>
          <table:table-cell table:formula="oooc:=[.$D54]*[$globals.$C$30]/[.$K54]" office:value-type="float" office:value="703.2">
            <text:p>703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0000000000">
            <text:p>70,000,000,000</text:p>
          </table:table-cell>
          <table:table-cell table:formula="oooc:=CEILING(([.R55]-[.V55]/2);[.V55])" office:value-type="float" office:value="14.68">
            <text:p>14.68</text:p>
          </table:table-cell>
          <table:table-cell table:formula="oooc:=CEILING(([.T55]-[.W55]/2);[.W55])" office:value-type="float" office:value="880">
            <text:p>880</text:p>
          </table:table-cell>
          <table:table-cell table:formula="oooc:=[.F54]" office:value-type="float" office:value="341.937116767398">
            <text:p>341.94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.8">
            <text:p>1.8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73269837571.4587">
            <text:p>73269837571.46</text:p>
          </table:table-cell>
          <table:table-cell table:formula="oooc:=[.AA52]/[.M55]" office:value-type="float" office:value="7.95961911927559">
            <text:p>7.96</text:p>
          </table:table-cell>
          <table:table-cell table:formula="oooc:=([.D55]/[.C55])/([.R55]/[.Q55])" office:value-type="float" office:value="0.996347005002386">
            <text:p>1</text:p>
          </table:table-cell>
          <table:table-cell/>
          <table:table-cell table:formula="oooc:=[.I55]^[$globals.$C$19]*[$globals.$C$28]/[.R55]*[.K55]*[.Y55]" office:value-type="float" office:value="69751734464.4101">
            <text:p>69751734464.41</text:p>
          </table:table-cell>
          <table:table-cell table:formula="oooc:=[.S55]/[.H55]" office:value-type="float" office:value="14.6815668608361">
            <text:p>14.68</text:p>
          </table:table-cell>
          <table:table-cell table:formula="oooc:=[.I55]/[.J55]" office:value-type="float" office:value="5138.54840129262">
            <text:p>5138.55</text:p>
          </table:table-cell>
          <table:table-cell table:formula="oooc:=[.$D55]*[$globals.$C$30]/[.$K55]" office:value-type="float" office:value="880.8">
            <text:p>880.8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10000000000">
            <text:p>110,000,000,000</text:p>
          </table:table-cell>
          <table:table-cell table:formula="oooc:=CEILING(([.R56]-[.V56]/2);[.V56])" office:value-type="float" office:value="18.39">
            <text:p>18.39</text:p>
          </table:table-cell>
          <table:table-cell table:formula="oooc:=CEILING(([.T56]-[.W56]/2);[.W56])" office:value-type="float" office:value="1100">
            <text:p>1100</text:p>
          </table:table-cell>
          <table:table-cell table:formula="oooc:=[.F55]" office:value-type="float" office:value="341.937116767398">
            <text:p>341.94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.8">
            <text:p>1.8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11193603873.971">
            <text:p>111193603873.97</text:p>
          </table:table-cell>
          <table:table-cell table:formula="oooc:=[.AA52]/[.M56]" office:value-type="float" office:value="5.24490599891889">
            <text:p>5.24</text:p>
          </table:table-cell>
          <table:table-cell table:formula="oooc:=([.D56]/[.C56])/([.R56]/[.Q56])" office:value-type="float" office:value="0.962065924134091">
            <text:p>0.96</text:p>
          </table:table-cell>
          <table:table-cell/>
          <table:table-cell table:formula="oooc:=[.I56]^[$globals.$C$19]*[$globals.$C$28]/[.R56]*[.K56]*[.Y56]" office:value-type="float" office:value="105854564287.709">
            <text:p>105854564287.71</text:p>
          </table:table-cell>
          <table:table-cell table:formula="oooc:=[.S56]/[.H56]" office:value-type="float" office:value="18.3947462190718">
            <text:p>18.39</text:p>
          </table:table-cell>
          <table:table-cell table:formula="oooc:=[.I56]/[.J56]" office:value-type="float" office:value="6438.16117667514">
            <text:p>6438.16</text:p>
          </table:table-cell>
          <table:table-cell table:formula="oooc:=[.$D56]*[$globals.$C$30]/[.$K56]" office:value-type="float" office:value="1103.4">
            <text:p>1103.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60000000000">
            <text:p>160,000,000,000</text:p>
          </table:table-cell>
          <table:table-cell table:formula="oooc:=CEILING(([.R57]-[.V57]/2);[.V57])" office:value-type="float" office:value="23.05">
            <text:p>23.05</text:p>
          </table:table-cell>
          <table:table-cell table:formula="oooc:=CEILING(([.T57]-[.W57]/2);[.W57])" office:value-type="float" office:value="1400">
            <text:p>1400</text:p>
          </table:table-cell>
          <table:table-cell table:formula="oooc:=[.F56]" office:value-type="float" office:value="341.937116767398">
            <text:p>341.94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.8">
            <text:p>1.8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68746348460.553">
            <text:p>168746348460.55</text:p>
          </table:table-cell>
          <table:table-cell table:formula="oooc:=[.AA52]/[.M57]" office:value-type="float" office:value="3.45607478514613">
            <text:p>3.46</text:p>
          </table:table-cell>
          <table:table-cell table:formula="oooc:=([.D57]/[.C57])/([.R57]/[.Q57])" office:value-type="float" office:value="1.00415306844428">
            <text:p>1</text:p>
          </table:table-cell>
          <table:table-cell/>
          <table:table-cell table:formula="oooc:=[.I57]^[$globals.$C$19]*[$globals.$C$28]/[.R57]*[.K57]*[.Y57]" office:value-type="float" office:value="160643873110.54">
            <text:p>160643873110.54</text:p>
          </table:table-cell>
          <table:table-cell table:formula="oooc:=[.S57]/[.H57]" office:value-type="float" office:value="23.0470420270108">
            <text:p>23.05</text:p>
          </table:table-cell>
          <table:table-cell table:formula="oooc:=[.I57]/[.J57]" office:value-type="float" office:value="8066.46470945377">
            <text:p>8066.46</text:p>
          </table:table-cell>
          <table:table-cell table:formula="oooc:=[.$D57]*[$globals.$C$30]/[.$K57]" office:value-type="float" office:value="1383">
            <text:p>1383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40000000000">
            <text:p>240,000,000,000</text:p>
          </table:table-cell>
          <table:table-cell table:formula="oooc:=CEILING(([.R58]-[.V58]/2);[.V58])" office:value-type="float" office:value="28.88">
            <text:p>28.88</text:p>
          </table:table-cell>
          <table:table-cell table:formula="oooc:=CEILING(([.T58]-[.W58]/2);[.W58])" office:value-type="float" office:value="1700">
            <text:p>1700</text:p>
          </table:table-cell>
          <table:table-cell table:formula="oooc:=[.F57]" office:value-type="float" office:value="341.937116767398">
            <text:p>341.94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.8">
            <text:p>1.8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56087842525.952">
            <text:p>256087842525.95</text:p>
          </table:table-cell>
          <table:table-cell table:formula="oooc:=[.AA52]/[.M58]" office:value-type="float" office:value="2.27734356401905">
            <text:p>2.28</text:p>
          </table:table-cell>
          <table:table-cell table:formula="oooc:=([.D58]/[.C58])/([.R58]/[.Q58])" office:value-type="float" office:value="1.01594010339262">
            <text:p>1.02</text:p>
          </table:table-cell>
          <table:table-cell/>
          <table:table-cell table:formula="oooc:=[.I58]^[$globals.$C$19]*[$globals.$C$28]/[.R58]*[.K58]*[.Y58]" office:value-type="float" office:value="243791603523.248">
            <text:p>243791603523.25</text:p>
          </table:table-cell>
          <table:table-cell table:formula="oooc:=[.S58]/[.H58]" office:value-type="float" office:value="28.8759703378829">
            <text:p>28.88</text:p>
          </table:table-cell>
          <table:table-cell table:formula="oooc:=[.I58]/[.J58]" office:value-type="float" office:value="10106.589618259">
            <text:p>10106.59</text:p>
          </table:table-cell>
          <table:table-cell table:formula="oooc:=[.$D58]*[$globals.$C$30]/[.$K58]" office:value-type="float" office:value="1732.8">
            <text:p>1732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0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19]*[$globals.$C$28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0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19]*[$globals.$C$28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0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19]*[$globals.$C$28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0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19]*[$globals.$C$28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0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19]*[$globals.$C$28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85">
            <text:p>0.8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500">
            <text:p>3,5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50">
            <text:p>15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85">
            <text:p>0.85</text:p>
          </table:table-cell>
          <table:table-cell/>
          <table:table-cell table:formula="oooc:=[.Z13]/[.H14]/[.Y13]*[.Q14]" office:value-type="float" office:value="86.7911601151975">
            <text:p>86.79</text:p>
          </table:table-cell>
          <table:table-cell table:formula="oooc:=[.AA13]/[.M14]" office:value-type="float" office:value="9.21752859321345">
            <text:p>9.22</text:p>
          </table:table-cell>
          <table:table-cell table:formula="oooc:=([.D14]/[.C14])/([.R14]/[.Q14])" office:value-type="float" office:value="0.993015795602954">
            <text:p>0.99</text:p>
          </table:table-cell>
          <table:table-cell/>
          <table:table-cell table:formula="oooc:=[.I14]^[$globals.$C$19]*[$globals.$C$28]/[.R14]*[.K14]*[.Y14]" office:value-type="float" office:value="3471.6464046079">
            <text:p>3471.65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50.352941176471">
            <text:p>150.35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8600">
            <text:p>8,6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50">
            <text:p>2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85">
            <text:p>0.85</text:p>
          </table:table-cell>
          <table:table-cell/>
          <table:table-cell table:formula="oooc:=[.Z13]/[.H15]/[.Y13]*[.Q15]" office:value-type="float" office:value="215.304075624288">
            <text:p>215.3</text:p>
          </table:table-cell>
          <table:table-cell table:formula="oooc:=[.AA13]/[.M15]" office:value-type="float" office:value="3.71567513378624">
            <text:p>3.72</text:p>
          </table:table-cell>
          <table:table-cell table:formula="oooc:=([.D15]/[.C15])/([.R15]/[.Q15])" office:value-type="float" office:value="1.00234542861791">
            <text:p>1</text:p>
          </table:table-cell>
          <table:table-cell/>
          <table:table-cell table:formula="oooc:=[.I15]^[$globals.$C$19]*[$globals.$C$28]/[.R15]*[.K15]*[.Y15]" office:value-type="float" office:value="8612.16302497154">
            <text:p>8612.1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45.647058823529">
            <text:p>245.65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1000">
            <text:p>21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00">
            <text:p>40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85">
            <text:p>0.85</text:p>
          </table:table-cell>
          <table:table-cell/>
          <table:table-cell table:formula="oooc:=[.Z13]/[.H16]/[.Y13]*[.Q16]" office:value-type="float" office:value="534.107908212097">
            <text:p>534.11</text:p>
          </table:table-cell>
          <table:table-cell table:formula="oooc:=[.AA13]/[.M16]" office:value-type="float" office:value="1.49782466744963">
            <text:p>1.5</text:p>
          </table:table-cell>
          <table:table-cell table:formula="oooc:=([.D16]/[.C16])/([.R16]/[.Q16])" office:value-type="float" office:value="1.01708602252918">
            <text:p>1.02</text:p>
          </table:table-cell>
          <table:table-cell/>
          <table:table-cell table:formula="oooc:=[.I16]^[$globals.$C$19]*[$globals.$C$28]/[.R16]*[.K16]*[.Y16]" office:value-type="float" office:value="21364.3163284839">
            <text:p>21364.32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00.941176470588">
            <text:p>400.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3000">
            <text:p>53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660">
            <text:p>6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85">
            <text:p>0.85</text:p>
          </table:table-cell>
          <table:table-cell/>
          <table:table-cell table:formula="oooc:=[.Z13]/[.H17]/[.Y13]*[.Q17]" office:value-type="float" office:value="1324.96914787859">
            <text:p>1324.97</text:p>
          </table:table-cell>
          <table:table-cell table:formula="oooc:=[.AA13]/[.M17]" office:value-type="float" office:value="0.603787643871466">
            <text:p>0.6</text:p>
          </table:table-cell>
          <table:table-cell table:formula="oooc:=([.D17]/[.C17])/([.R17]/[.Q17])" office:value-type="float" office:value="0.999522961340298">
            <text:p>1</text:p>
          </table:table-cell>
          <table:table-cell/>
          <table:table-cell table:formula="oooc:=[.I17]^[$globals.$C$19]*[$globals.$C$28]/[.R17]*[.K17]*[.Y17]" office:value-type="float" office:value="52998.7659151437">
            <text:p>52998.77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655.058823529412">
            <text:p>655.0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30000">
            <text:p>13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85">
            <text:p>0.85</text:p>
          </table:table-cell>
          <table:table-cell/>
          <table:table-cell table:formula="oooc:=[.Z13]/[.H18]/[.Y13]*[.Q18]" office:value-type="float" office:value="3286.86996735684">
            <text:p>3286.87</text:p>
          </table:table-cell>
          <table:table-cell table:formula="oooc:=[.AA13]/[.M18]" office:value-type="float" office:value="0.243392652567672">
            <text:p>0.24</text:p>
          </table:table-cell>
          <table:table-cell table:formula="oooc:=([.D18]/[.C18])/([.R18]/[.Q18])" office:value-type="float" office:value="1.01124158541749">
            <text:p>1.01</text:p>
          </table:table-cell>
          <table:table-cell/>
          <table:table-cell table:formula="oooc:=[.I18]^[$globals.$C$19]*[$globals.$C$28]/[.R18]*[.K18]*[.Y18]" office:value-type="float" office:value="131474.798694274">
            <text:p>131474.8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070.82352941177">
            <text:p>1070.8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30000">
            <text:p>33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700">
            <text:p>17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85">
            <text:p>0.85</text:p>
          </table:table-cell>
          <table:table-cell/>
          <table:table-cell table:formula="oooc:=[.Z13]/[.H19]/[.Y13]*[.Q19]" office:value-type="float" office:value="8153.78546708793">
            <text:p>8153.79</text:p>
          </table:table-cell>
          <table:table-cell table:formula="oooc:=[.AA13]/[.M19]" office:value-type="float" office:value="0.0981139377813081">
            <text:p>0.1</text:p>
          </table:table-cell>
          <table:table-cell table:formula="oooc:=([.D19]/[.C19])/([.R19]/[.Q19])" office:value-type="float" office:value="0.988251092091715">
            <text:p>0.99</text:p>
          </table:table-cell>
          <table:table-cell/>
          <table:table-cell table:formula="oooc:=[.I19]^[$globals.$C$19]*[$globals.$C$28]/[.R19]*[.K19]*[.Y19]" office:value-type="float" office:value="326151.418683517">
            <text:p>326151.42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1749.88235294118">
            <text:p>1749.8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19]*[$globals.$C$28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19]*[$globals.$C$28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0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19]*[$globals.$C$28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0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19]*[$globals.$C$28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0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19]*[$globals.$C$28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0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19]*[$globals.$C$28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0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19]*[$globals.$C$28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0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36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19]*[$globals.$C$28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0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36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19]*[$globals.$C$28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0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36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19]*[$globals.$C$28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0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36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19]*[$globals.$C$28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0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36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19]*[$globals.$C$28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0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19]*[$globals.$C$28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0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19]*[$globals.$C$28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0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19]*[$globals.$C$28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0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19]*[$globals.$C$28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0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19]*[$globals.$C$28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0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19]*[$globals.$C$28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0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1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9T21:12:32</dc:date>
    <dc:language>en-US</dc:language>
    <meta:editing-cycles>148</meta:editing-cycles>
    <meta:editing-duration>P8DT9H37M42S</meta:editing-duration>
    <meta:user-defined meta:name="Info 1"/>
    <meta:user-defined meta:name="Info 2"/>
    <meta:user-defined meta:name="Info 3"/>
    <meta:user-defined meta:name="Info 4"/>
    <meta:document-statistic meta:table-count="12" meta:cell-count="661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